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32000000258217E47D0.png" manifest:media-type="image/png"/>
  <manifest:file-entry manifest:full-path="Pictures/10000000000003200000025819812F2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3" svg:font-family="Albany" style:font-pitch="variable" style:font-charset="x-symbol"/>
    <style:font-face style:name="Wingdings" svg:font-family="Wingdings" style:font-pitch="variable" style:font-charset="x-symbol"/>
    <style:font-face style:name="Albany2" svg:font-family="Albany" style:font-family-generic="roman" style:font-pitch="variable" style:font-charset="x-symbol"/>
    <style:font-face style:name="標楷體1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Mangal1" svg:font-family="Mangal" style:font-family-generic="script" style:font-pitch="variable"/>
    <style:font-face style:name="Tahoma1" svg:font-family="Tahoma" style:font-family-generic="script" style:font-pitch="variable"/>
    <style:font-face style:name="微軟正黑體1" svg:font-family="微軟正黑體" style:font-family-generic="script" style:font-pitch="variable"/>
    <style:font-face style:name="標楷體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3" style:family="graphic" style:parent-style-name="standard">
      <style:graphic-properties draw:stroke="solid" svg:stroke-width="0.05cm" svg:stroke-color="#ffffff" draw:marker-start-width="0.236cm" draw:marker-end-width="0.236cm" draw:stroke-linejoin="miter" draw:fill="none" draw:fill-color="#ffffff" draw:textarea-horizontal-align="justify" draw:textarea-vertical-align="middle" draw:auto-grow-height="false" fo:padding-top="0.142cm" fo:padding-bottom="0.142cm" fo:padding-left="0.262cm" fo:padding-right="0.262cm" fo:wrap-option="no-wrap"/>
    </style:style>
    <style:style style:name="gr4" style:family="graphic" style:parent-style-name="standard">
      <style:graphic-properties draw:stroke="none" svg:stroke-color="#ffffff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solid" svg:stroke-width="0.05cm" svg:stroke-color="#ffffff" draw:marker-start-width="0.236cm" draw:marker-end="msArrowEnd_20_5" draw:marker-end-width="0.246cm" draw:marker-end-center="false" draw:stroke-linejoin="miter" draw:fill="none" draw:fill-color="#ffffff" draw:textarea-horizontal-align="left" draw:textarea-vertical-align="top" draw:auto-grow-height="false" fo:padding-top="0.142cm" fo:padding-bottom="0.142cm" fo:padding-left="0.262cm" fo:padding-right="0.262cm" fo:wrap-option="no-wrap"/>
    </style:style>
    <style:style style:name="gr6" style:family="graphic" style:parent-style-name="standard">
      <style:graphic-properties draw:stroke="none" draw:fill="none" fo:min-height="1.526cm"/>
    </style:style>
    <style:style style:name="gr7" style:family="graphic" style:parent-style-name="standard">
      <style:graphic-properties draw:stroke="solid" svg:stroke-width="0cm" svg:stroke-color="#ffffff" draw:marker-start-width="0.161cm" draw:marker-end-width="0.161cm" draw:stroke-linejoin="miter" draw:fill="none" draw:fill-color="#ffffff" draw:textarea-horizontal-align="justify" draw:textarea-vertical-align="middle" draw:auto-grow-height="false" fo:padding-top="0.117cm" fo:padding-bottom="0.117cm" fo:padding-left="0.237cm" fo:padding-right="0.237cm" fo:wrap-option="no-wrap"/>
    </style:style>
    <style:style style:name="gr8" style:family="graphic" style:parent-style-name="standard">
      <style:graphic-properties draw:stroke="solid" svg:stroke-width="0cm" svg:stroke-color="#ffffff" draw:marker-start-width="0.161cm" draw:marker-end="msArrowEnd_20_5" draw:marker-end-width="0.171cm" draw:marker-end-center="false" draw:stroke-linejoin="miter" draw:fill="none" draw:fill-color="#ffffff" draw:textarea-horizontal-align="left" draw:textarea-vertical-align="top" draw:auto-grow-height="false" fo:padding-top="0.117cm" fo:padding-bottom="0.117cm" fo:padding-left="0.237cm" fo:padding-right="0.237cm" fo:wrap-option="no-wrap"/>
    </style:style>
    <style:style style:name="gr9" style:family="graphic" style:parent-style-name="standard">
      <style:graphic-properties draw:stroke="none" svg:stroke-width="0cm" draw:marker-start-width="0.2cm" draw:marker-end-width="0.2cm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</style:style>
    <style:style style:name="gr10" style:family="graphic" style:parent-style-name="standard">
      <style:graphic-properties draw:stroke="none" draw:fill="none" fo:min-height="3.049cm"/>
    </style:style>
    <style:style style:name="gr11" style:family="graphic" style:parent-style-name="standard">
      <style:graphic-properties draw:stroke="none" draw:fill="none" fo:min-height="2.033cm"/>
    </style:style>
    <style:style style:name="gr12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</style:style>
    <style:style style:name="gr13" style:family="graphic" style:parent-style-name="standard">
      <style:graphic-properties draw:stroke="none" svg:stroke-width="0cm" svg:stroke-color="#ffffff" draw:marker-start-width="0.2cm" draw:marker-end-width="0.2cm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</style:style>
    <style:style style:name="gr14" style:family="graphic" style:parent-style-name="standard">
      <style:graphic-properties draw:stroke="solid" svg:stroke-width="0cm" svg:stroke-color="#ffffff" draw:marker-start-width="0.161cm" draw:marker-end-width="0.161cm" draw:stroke-linejoin="miter" draw:fill="none" draw:fill-color="#ffffff" draw:textarea-horizontal-align="justify" draw:textarea-vertical-align="middle" draw:auto-grow-height="false" fo:padding-top="0.117cm" fo:padding-bottom="0.117cm" fo:padding-left="0.237cm" fo:padding-right="0.237cm" fo:wrap-option="no-wrap"/>
    </style:style>
    <style:style style:name="gr15" style:family="graphic" style:parent-style-name="standard">
      <style:graphic-properties draw:stroke="solid" svg:stroke-width="0cm" svg:stroke-color="#ffffff" draw:marker-start-width="0.161cm" draw:marker-end-width="0.161cm" draw:stroke-linejoin="miter" draw:fill="solid" draw:fill-color="#ffc000" draw:textarea-horizontal-align="justify" draw:textarea-vertical-align="top" draw:auto-grow-height="true" fo:min-height="0cm" fo:min-width="0cm" fo:padding-top="0.117cm" fo:padding-bottom="0.117cm" fo:padding-left="0.237cm" fo:padding-right="0.237cm" fo:wrap-option="wrap"/>
    </style:style>
    <style:style style:name="gr16" style:family="graphic" style:parent-style-name="standard">
      <style:graphic-properties draw:stroke="none" draw:fill="none" fo:min-height="1.17cm"/>
    </style:style>
    <style:style style:name="gr17" style:family="graphic" style:parent-style-name="standard">
      <style:graphic-properties draw:stroke="solid" svg:stroke-width="0.026cm" svg:stroke-color="#ffffff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8" style:family="graphic" style:parent-style-name="standard">
      <style:graphic-properties draw:stroke="solid" svg:stroke-width="0.026cm" svg:stroke-color="#ffffff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/>
    </style:style>
    <style:style style:name="gr19" style:family="graphic" style:parent-style-name="standard">
      <style:graphic-properties draw:stroke="solid" svg:stroke-width="0.026cm" svg:stroke-color="#ffff00" draw:marker-end="msArrowEnd_20_5" draw:marker-end-width="0.21cm" draw:marker-end-center="false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no-wrap"/>
    </style:style>
    <style:style style:name="gr20" style:family="graphic" style:parent-style-name="standard">
      <style:graphic-properties draw:stroke="solid" svg:stroke-width="0.026cm" svg:stroke-color="#ff0000" draw:marker-end="msArrowEnd_20_5" draw:marker-end-width="0.21cm" draw:marker-end-center="false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no-wrap"/>
    </style:style>
    <style:style style:name="gr2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</style:style>
    <style:style style:name="gr22" style:family="graphic" style:parent-style-name="standard">
      <style:graphic-properties draw:stroke="solid" svg:stroke-width="0.026cm" svg:stroke-color="#ff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/>
    </style:style>
    <style:style style:name="gr23" style:family="graphic" style:parent-style-name="standard">
      <style:graphic-properties draw:stroke="solid" svg:stroke-width="0.026cm" svg:stroke-color="#ffff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/>
    </style:style>
    <style:style style:name="gr2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</style:style>
    <style:style style:name="gr25" style:family="graphic" style:parent-style-name="standard">
      <style:graphic-properties draw:stroke="solid" svg:stroke-width="0.026cm" svg:stroke-color="#ffffff" draw:marker-end="msArrowEnd_20_5" draw:marker-end-width="0.21cm" draw:marker-end-center="false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no-wrap"/>
    </style:style>
    <style:style style:name="gr26" style:family="graphic" style:parent-style-name="standard" style:list-style-name="L5">
      <style:graphic-properties draw:stroke="none" svg:stroke-color="#ffffff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</style:style>
    <style:style style:name="gr27" style:family="graphic" style:parent-style-name="standard" style:list-style-name="L5">
      <style:graphic-properties draw:stroke="none" svg:stroke-color="#ffffff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</style:style>
    <style:style style:name="gr28" style:family="graphic" style:parent-style-name="standard" style:list-style-name="L5">
      <style:graphic-properties draw:stroke="none" svg:stroke-color="#ffffff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</style:style>
    <style:style style:name="gr29" style:family="graphic" style:parent-style-name="standard" style:list-style-name="L5">
      <style:graphic-properties draw:stroke="none" svg:stroke-color="#ffffff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</style:style>
    <style:style style:name="gr30" style:family="graphic" style:parent-style-name="standard" style:list-style-name="L5">
      <style:graphic-properties draw:stroke="none" svg:stroke-color="#ffffff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</style:style>
    <style:style style:name="gr31" style:family="graphic" style:parent-style-name="standard" style:list-style-name="L5">
      <style:graphic-properties draw:stroke="none" svg:stroke-color="#ffffff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</style:style>
    <style:style style:name="gr32" style:family="graphic" style:parent-style-name="standard" style:list-style-name="L6">
      <style:graphic-properties draw:stroke="none" svg:stroke-color="#ffffff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</style:style>
    <style:style style:name="gr33" style:family="graphic" style:parent-style-name="standard" style:list-style-name="L6">
      <style:graphic-properties draw:stroke="none" svg:stroke-color="#ffffff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</style:style>
    <style:style style:name="gr34" style:family="graphic" style:parent-style-name="standard">
      <style:graphic-properties draw:stroke="solid" svg:stroke-width="0.026cm" svg:stroke-color="#ffffff" draw:marker-start="msArrowEnd_20_5" draw:marker-start-width="0.21cm" draw:marker-start-center="false" draw:marker-end="msArrowEnd_20_5" draw:marker-end-width="0.21cm" draw:marker-end-center="false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no-wrap"/>
    </style:style>
    <style:style style:name="gr35" style:family="graphic" style:parent-style-name="standard">
      <style:graphic-properties draw:stroke="solid" svg:stroke-width="0.071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/>
    </style:style>
    <style:style style:name="gr36" style:family="graphic" style:parent-style-name="standard" style:list-style-name="L6">
      <style:graphic-properties draw:stroke="none" svg:stroke-color="#ffffff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</style:style>
    <style:style style:name="gr37" style:family="graphic" style:parent-style-name="standard" style:list-style-name="L6">
      <style:graphic-properties draw:stroke="none" svg:stroke-color="#ffffff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</style:style>
    <style:style style:name="gr38" style:family="graphic" style:parent-style-name="standard" style:list-style-name="L6">
      <style:graphic-properties draw:stroke="none" svg:stroke-color="#ffffff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</style:style>
    <style:style style:name="gr39" style:family="graphic" style:parent-style-name="standard" style:list-style-name="L6">
      <style:graphic-properties draw:stroke="none" svg:stroke-color="#ffffff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</style:style>
    <style:style style:name="pr1" style:family="presentation" style:parent-style-name="lyt-bluelinesgrad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10.197cm" fo:min-width="0cm" fo:padding-top="0.127cm" fo:padding-bottom="0.127cm" fo:padding-left="0.254cm" fo:padding-right="0.254cm" fo:wrap-option="wrap"/>
    </style:style>
    <style:style style:name="pr2" style:family="presentation" style:parent-style-name="lyt-bluelinesgrad-notes">
      <style:graphic-properties draw:fill-color="#ffffff" draw:auto-grow-height="true" fo:min-height="13.364cm"/>
    </style:style>
    <style:style style:name="pr3" style:family="presentation" style:parent-style-name="lyt-bluelinesgrad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247cm" fo:min-width="0cm" fo:padding-top="0.127cm" fo:padding-bottom="0.127cm" fo:padding-left="0.254cm" fo:padding-right="0.254cm" fo:wrap-option="wrap"/>
    </style:style>
    <style:style style:name="pr4" style:family="presentation" style:parent-style-name="lyt-bluelinesgrad-outline1">
      <style:graphic-properties draw:stroke="none" draw:fill="none" draw:fill-color="#ffffff" draw:textarea-horizontal-align="justify" draw:textarea-vertical-align="top" draw:auto-grow-height="true" draw:auto-grow-width="false" fo:min-height="13.606cm" fo:min-width="0cm" fo:padding-top="0.127cm" fo:padding-bottom="0.127cm" fo:padding-left="0.254cm" fo:padding-right="0.254cm" fo:wrap-option="wrap"/>
    </style:style>
    <style:style style:name="pr5" style:family="presentation" style:parent-style-name="lyt-bluelinesgrad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247cm" fo:min-width="0cm" fo:padding-top="0.127cm" fo:padding-bottom="0.127cm" fo:padding-left="0.254cm" fo:padding-right="0.254cm" fo:wrap-option="wrap"/>
    </style:style>
    <style:style style:name="pr6" style:family="presentation" style:parent-style-name="lyt-bluelinesgrad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247cm" fo:min-width="0cm" fo:padding-top="0.127cm" fo:padding-bottom="0.127cm" fo:padding-left="0.254cm" fo:padding-right="0.254cm" fo:wrap-option="wrap"/>
    </style:style>
    <style:style style:name="pr7" style:family="presentation" style:parent-style-name="lyt-bluelinesgrad-outline1">
      <style:graphic-properties draw:stroke="none" draw:fill="none" draw:fill-color="#ffffff" draw:textarea-horizontal-align="justify" draw:textarea-vertical-align="top" draw:auto-grow-height="true" draw:auto-grow-width="false" fo:min-height="12.323cm" fo:min-width="0cm" fo:padding-top="0.127cm" fo:padding-bottom="0.127cm" fo:padding-left="0.254cm" fo:padding-right="0.254cm" fo:wrap-option="wrap"/>
    </style:style>
    <style:style style:name="pr8" style:family="presentation" style:parent-style-name="lyt-bluelinesgrad-notes">
      <style:graphic-properties draw:stroke="none" draw:fill="none" draw:fill-color="#ffffff" draw:textarea-horizontal-align="justify" draw:textarea-vertical-align="top" draw:auto-grow-height="true" draw:auto-grow-width="false" fo:min-height="13.112cm" fo:min-width="0cm" fo:padding-top="0.127cm" fo:padding-bottom="0.127cm" fo:padding-left="0.254cm" fo:padding-right="0.254cm" fo:wrap-option="wrap"/>
    </style:style>
    <style:style style:name="pr9" style:family="presentation" style:parent-style-name="lyt-bluelinesgrad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247cm" fo:min-width="0cm" fo:padding-top="0.127cm" fo:padding-bottom="0.127cm" fo:padding-left="0.254cm" fo:padding-right="0.254cm" fo:wrap-option="wrap"/>
    </style:style>
    <style:style style:name="pr10" style:family="presentation" style:parent-style-name="lyt-bluelinesgrad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247cm" fo:min-width="0cm" fo:padding-top="0.127cm" fo:padding-bottom="0.127cm" fo:padding-left="0.254cm" fo:padding-right="0.254cm" fo:wrap-option="wrap"/>
    </style:style>
    <style:style style:name="pr11" style:family="presentation" style:parent-style-name="lyt-bluelinesgrad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247cm" fo:min-width="0cm" fo:padding-top="0.127cm" fo:padding-bottom="0.127cm" fo:padding-left="0.254cm" fo:padding-right="0.254cm" fo:wrap-option="wrap"/>
    </style:style>
    <style:style style:name="pr12" style:family="presentation" style:parent-style-name="lyt-bluelinesgrad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247cm" fo:min-width="0cm" fo:padding-top="0.127cm" fo:padding-bottom="0.127cm" fo:padding-left="0.254cm" fo:padding-right="0.254cm" fo:wrap-option="wrap"/>
    </style:style>
    <style:style style:name="pr13" style:family="presentation" style:parent-style-name="lyt-bluelinesgrad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247cm" fo:min-width="0cm" fo:padding-top="0.127cm" fo:padding-bottom="0.127cm" fo:padding-left="0.254cm" fo:padding-right="0.254cm" fo:wrap-option="wrap"/>
    </style:style>
    <style:style style:name="pr14" style:family="presentation" style:parent-style-name="lyt-bluelinesgrad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247cm" fo:min-width="0cm" fo:padding-top="0.127cm" fo:padding-bottom="0.127cm" fo:padding-left="0.254cm" fo:padding-right="0.254cm" fo:wrap-option="wrap"/>
    </style:style>
    <style:style style:name="pr15" style:family="presentation" style:parent-style-name="lyt-bluelinesgrad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247cm" fo:min-width="0cm" fo:padding-top="0.127cm" fo:padding-bottom="0.127cm" fo:padding-left="0.254cm" fo:padding-right="0.254cm" fo:wrap-option="wrap"/>
    </style:style>
    <style:style style:name="pr16" style:family="presentation" style:parent-style-name="lyt-bluelinesgrad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247cm" fo:min-width="0cm" fo:padding-top="0.127cm" fo:padding-bottom="0.127cm" fo:padding-left="0.254cm" fo:padding-right="0.254cm" fo:wrap-option="wrap"/>
    </style:style>
    <style:style style:name="pr17" style:family="presentation" style:parent-style-name="lyt-bluelinesgrad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247cm" fo:min-width="0cm" fo:padding-top="0.127cm" fo:padding-bottom="0.127cm" fo:padding-left="0.254cm" fo:padding-right="0.254cm" fo:wrap-option="wrap"/>
    </style:style>
    <style:style style:name="pr18" style:family="presentation" style:parent-style-name="lyt-bluelinesgrad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247cm" fo:min-width="0cm" fo:padding-top="0.127cm" fo:padding-bottom="0.127cm" fo:padding-left="0.254cm" fo:padding-right="0.254cm" fo:wrap-option="wrap"/>
    </style:style>
    <style:style style:name="pr19" style:family="presentation" style:parent-style-name="lyt-bluelinesgrad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247cm" fo:min-width="0cm" fo:padding-top="0.127cm" fo:padding-bottom="0.127cm" fo:padding-left="0.254cm" fo:padding-right="0.254cm" fo:wrap-option="wrap"/>
    </style:style>
    <style:style style:name="pr20" style:family="presentation" style:parent-style-name="lyt-bluelinesgrad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247cm" fo:min-width="0cm" fo:padding-top="0.127cm" fo:padding-bottom="0.127cm" fo:padding-left="0.254cm" fo:padding-right="0.254cm" fo:wrap-option="wrap"/>
    </style:style>
    <style:style style:name="pr21" style:family="presentation" style:parent-style-name="lyt-bluelinesgrad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247cm" fo:min-width="0cm" fo:padding-top="0.127cm" fo:padding-bottom="0.127cm" fo:padding-left="0.254cm" fo:padding-right="0.254cm" fo:wrap-option="wrap"/>
    </style:style>
    <style:style style:name="pr22" style:family="presentation" style:parent-style-name="lyt-bluelinesgrad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247cm" fo:min-width="0cm" fo:padding-top="0.127cm" fo:padding-bottom="0.127cm" fo:padding-left="0.254cm" fo:padding-right="0.254cm" fo:wrap-option="wrap"/>
    </style:style>
    <style:style style:name="pr23" style:family="presentation" style:parent-style-name="lyt-bluelinesgrad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247cm" fo:min-width="0cm" fo:padding-top="0.127cm" fo:padding-bottom="0.127cm" fo:padding-left="0.254cm" fo:padding-right="0.254cm" fo:wrap-option="wrap"/>
    </style:style>
    <style:style style:name="pr24" style:family="presentation" style:parent-style-name="lyt-bluelinesgrad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247cm" fo:min-width="0cm" fo:padding-top="0.127cm" fo:padding-bottom="0.127cm" fo:padding-left="0.254cm" fo:padding-right="0.254cm" fo:wrap-option="wrap"/>
    </style:style>
    <style:style style:name="pr25" style:family="presentation" style:parent-style-name="lyt-bluelinesgrad-notes">
      <style:graphic-properties draw:stroke="none" draw:fill="none" draw:fill-color="#ffffff" draw:auto-grow-height="true" fo:min-height="13.364cm"/>
    </style:style>
    <style:style style:name="pr26" style:family="presentation" style:parent-style-name="lyt-bluelinesgrad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247cm" fo:min-width="0cm" fo:padding-top="0.127cm" fo:padding-bottom="0.127cm" fo:padding-left="0.254cm" fo:padding-right="0.254cm" fo:wrap-option="wrap"/>
    </style:style>
    <style:style style:name="pr27" style:family="presentation" style:parent-style-name="lyt-bluelinesgrad-outline1">
      <style:graphic-properties draw:stroke="none" draw:fill="none" draw:fill-color="#ffffff" draw:textarea-horizontal-align="justify" draw:textarea-vertical-align="top" draw:auto-grow-height="true" draw:auto-grow-width="false" fo:min-height="14.145cm" fo:min-width="0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line-height="100%" fo:text-indent="0cm" style:punctuation-wrap="hanging" style:line-break="strict"/>
    </style:style>
    <style:style style:name="P2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color="#ffffff"/>
    </style:style>
    <style:style style:name="P3" style:family="paragraph">
      <loext:graphic-properties draw:fill-color="#ffffff"/>
      <style:text-properties style:font-size-asian="14pt"/>
    </style:style>
    <style:style style:name="P4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5" style:family="paragraph">
      <style:paragraph-properties fo:margin-left="0cm" fo:margin-right="0cm" fo:margin-top="0.246cm" fo:margin-bottom="0cm" fo:line-height="90%" fo:text-indent="0cm" style:punctuation-wrap="hanging" style:line-break="strict"/>
    </style:style>
    <style:style style:name="P6" style:family="paragraph">
      <style:paragraph-properties fo:margin-left="0cm" fo:margin-right="0cm" fo:margin-top="0.211cm" fo:margin-bottom="0cm" fo:line-height="90%" fo:text-indent="0cm" style:punctuation-wrap="hanging" style:line-break="strict"/>
    </style:style>
    <style:style style:name="P7" style:family="paragraph">
      <style:paragraph-properties fo:margin-left="0cm" fo:margin-right="0cm" fo:margin-top="0.123cm" fo:margin-bottom="0cm" fo:line-height="90%" fo:text-indent="0cm" style:punctuation-wrap="hanging" style:line-break="strict"/>
    </style:style>
    <style:style style:name="P8" style:family="paragraph">
      <loext:graphic-properties draw:fill="none" draw:fill-color="#ffffff"/>
      <style:paragraph-properties fo:margin-left="0cm" fo:margin-right="0cm" fo:margin-top="0.246cm" fo:margin-bottom="0cm" fo:line-height="90%" fo:text-indent="0cm" style:punctuation-wrap="hanging" style:line-break="strict" style:writing-mode="lr-tb" style:font-independent-line-spacing="true"/>
    </style:style>
    <style:style style:name="P9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10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11" style:family="paragraph">
      <loext:graphic-properties draw:fill="none" draw:fill-color="#ffffff"/>
      <style:paragraph-properties fo:margin-left="0cm" fo:margin-right="0cm" fo:margin-top="0.246cm" fo:margin-bottom="0cm" fo:text-indent="0cm" style:punctuation-wrap="hanging" style:line-break="strict" style:writing-mode="lr-tb" style:font-independent-line-spacing="true"/>
    </style:style>
    <style:style style:name="P12" style:family="paragraph">
      <style:paragraph-properties fo:margin-left="0cm" fo:margin-right="0cm" fo:text-align="end" fo:text-indent="0cm" style:punctuation-wrap="hanging" style:line-break="strict"/>
    </style:style>
    <style:style style:name="P13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21.1000003814697pt" style:font-size-asian="24pt"/>
    </style:style>
    <style:style style:name="P14" style:family="paragraph">
      <loext:graphic-properties draw:fill="none" draw:fill-color="#ffffff"/>
      <style:paragraph-properties style:writing-mode="lr-tb" style:font-independent-line-spacing="true"/>
    </style:style>
    <style:style style:name="P15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16" style:family="paragraph">
      <loext:graphic-properties draw:fill="none" draw:fill-color="#ffffff"/>
      <style:paragraph-properties fo:margin-left="0cm" fo:margin-right="0cm" fo:margin-top="0.282cm" fo:margin-bottom="0cm" fo:text-indent="0cm" style:punctuation-wrap="hanging" style:line-break="strict" style:writing-mode="lr-tb" style:font-independent-line-spacing="true"/>
    </style:style>
    <style:style style:name="P17" style:family="paragraph">
      <style:paragraph-properties fo:margin-left="0cm" fo:margin-right="0cm" fo:margin-top="0.282cm" fo:margin-bottom="0cm" fo:line-height="90%" fo:text-indent="0cm" style:punctuation-wrap="hanging" style:line-break="strict"/>
    </style:style>
    <style:style style:name="P18" style:family="paragraph">
      <loext:graphic-properties draw:fill="none" draw:fill-color="#ffffff"/>
      <style:paragraph-properties fo:margin-left="0cm" fo:margin-right="0cm" fo:margin-top="0.282cm" fo:margin-bottom="0cm" fo:line-height="90%" fo:text-indent="0cm" style:punctuation-wrap="hanging" style:line-break="strict" style:writing-mode="lr-tb" style:font-independent-line-spacing="true"/>
    </style:style>
    <style:style style:name="P19" style:family="paragraph">
      <style:paragraph-properties fo:margin-left="0cm" fo:margin-right="0cm" fo:margin-top="0.176cm" fo:margin-bottom="0cm" fo:text-indent="0cm" style:punctuation-wrap="hanging" style:line-break="strict"/>
    </style:style>
    <style:style style:name="P20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P21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color="#ffffff" style:font-size-asian="26.5pt"/>
    </style:style>
    <style:style style:name="P22" style:family="paragraph">
      <style:paragraph-properties fo:margin-left="0cm" fo:margin-right="0cm" fo:text-indent="0cm" style:punctuation-wrap="hanging" style:line-break="strict"/>
    </style:style>
    <style:style style:name="P23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color="#ffffff" fo:font-size="19.8999996185303pt" style:font-size-asian="24pt"/>
    </style:style>
    <style:style style:name="P24" style:family="paragraph">
      <loext:graphic-properties draw:fill="none" draw:fill-color="#ffffff"/>
      <style:paragraph-properties fo:text-align="center" style:writing-mode="lr-tb"/>
    </style:style>
    <style:style style:name="P25" style:family="paragraph">
      <loext:graphic-properties draw:fill="none"/>
      <style:paragraph-properties fo:margin-left="0cm" fo:margin-right="0cm" fo:text-align="center" fo:text-indent="0cm" style:punctuation-wrap="hanging" style:line-break="strict" style:writing-mode="lr-tb"/>
      <style:text-properties fo:color="#ffffff" fo:font-size="28pt" style:font-size-asian="28pt" style:font-size-complex="28pt"/>
    </style:style>
    <style:style style:name="P26" style:family="paragraph">
      <style:paragraph-properties fo:margin-left="0cm" fo:margin-right="0cm" fo:text-indent="0cm" style:punctuation-wrap="hanging" style:line-break="strict" style:writing-mode="lr-tb"/>
    </style:style>
    <style:style style:name="P27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color="#ffffff" style:font-size-asian="26.5pt"/>
    </style:style>
    <style:style style:name="P28" style:family="paragraph">
      <loext:graphic-properties draw:fill="none"/>
      <style:paragraph-properties fo:margin-left="0cm" fo:margin-right="0cm" fo:text-align="center" fo:text-indent="0cm" style:punctuation-wrap="hanging" style:line-break="strict" style:writing-mode="lr-tb"/>
      <style:text-properties fo:color="#ffffff" fo:font-size="24pt" style:font-size-asian="24pt" style:font-size-complex="24pt"/>
    </style:style>
    <style:style style:name="P29" style:family="paragraph">
      <loext:graphic-properties draw:fill="none"/>
      <style:paragraph-properties fo:margin-left="0cm" fo:margin-right="0cm" fo:text-align="center" fo:text-indent="0cm" style:punctuation-wrap="hanging" style:line-break="strict" style:writing-mode="lr-tb"/>
      <style:text-properties fo:color="#ffff99" fo:font-size="24pt" style:font-size-asian="24pt" style:font-size-complex="24pt"/>
    </style:style>
    <style:style style:name="P30" style:family="paragraph">
      <loext:graphic-properties draw:fill="solid" draw:fill-color="#ffc000"/>
      <style:paragraph-properties fo:margin-left="0cm" fo:margin-right="0cm" fo:text-indent="0cm" style:punctuation-wrap="hanging" style:line-break="strict" style:writing-mode="lr-tb" style:font-independent-line-spacing="true"/>
      <style:text-properties style:use-window-font-color="true" style:font-size-asian="26.5pt"/>
    </style:style>
    <style:style style:name="P31" style:family="paragraph">
      <loext:graphic-properties draw:fill="none"/>
      <style:paragraph-properties fo:margin-left="0cm" fo:margin-right="0cm" fo:text-indent="0cm" style:punctuation-wrap="hanging" style:line-break="strict" style:writing-mode="lr-tb"/>
      <style:text-properties style:font-size-asian="26.5pt"/>
    </style:style>
    <style:style style:name="P32" style:family="paragraph">
      <style:paragraph-properties fo:margin-left="0cm" fo:margin-right="0cm" fo:margin-top="0.317cm" fo:margin-bottom="0cm" fo:text-indent="0cm" style:punctuation-wrap="hanging" style:line-break="strict"/>
    </style:style>
    <style:style style:name="P33" style:family="paragraph">
      <loext:graphic-properties draw:fill="none" draw:fill-color="#ffffff"/>
      <style:paragraph-properties fo:margin-left="0cm" fo:margin-right="0cm" fo:margin-top="0.317cm" fo:margin-bottom="0cm" fo:text-indent="0cm" style:punctuation-wrap="hanging" style:line-break="strict" style:writing-mode="lr-tb" style:font-independent-line-spacing="true"/>
    </style:style>
    <style:style style:name="P34" style:family="paragraph">
      <style:paragraph-properties fo:margin-left="0cm" fo:margin-right="0cm" fo:margin-top="0.317cm" fo:margin-bottom="0cm" fo:line-height="80%" fo:text-indent="0cm" style:punctuation-wrap="hanging" style:line-break="strict"/>
    </style:style>
    <style:style style:name="P35" style:family="paragraph">
      <style:paragraph-properties fo:margin-left="0cm" fo:margin-right="0cm" fo:margin-top="0.246cm" fo:margin-bottom="0cm" fo:line-height="80%" fo:text-indent="0cm" style:punctuation-wrap="hanging" style:line-break="strict"/>
    </style:style>
    <style:style style:name="P36" style:family="paragraph">
      <style:paragraph-properties fo:margin-left="0cm" fo:margin-right="0cm" fo:margin-top="0.211cm" fo:margin-bottom="0cm" fo:line-height="80%" fo:text-indent="0cm" style:punctuation-wrap="hanging" style:line-break="strict"/>
    </style:style>
    <style:style style:name="P37" style:family="paragraph">
      <loext:graphic-properties draw:fill="none" draw:fill-color="#ffffff"/>
      <style:paragraph-properties fo:margin-left="0cm" fo:margin-right="0cm" fo:margin-top="0.317cm" fo:margin-bottom="0cm" fo:line-height="80%" fo:text-indent="0cm" style:punctuation-wrap="hanging" style:line-break="strict" style:writing-mode="lr-tb" style:font-independent-line-spacing="true"/>
    </style:style>
    <style:style style:name="P38" style:family="paragraph">
      <style:paragraph-properties fo:margin-left="0cm" fo:margin-right="0cm" fo:text-align="center" fo:text-indent="0cm" style:punctuation-wrap="hanging" style:line-break="strict"/>
    </style:style>
    <style:style style:name="P39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color="#ffff66" style:font-size-asian="26.5pt"/>
    </style:style>
    <style:style style:name="P40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color="#ff0000" style:font-size-asian="26.5pt"/>
    </style:style>
    <style:style style:name="P41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color="#ffffcc" style:font-size-asian="26.5pt"/>
    </style:style>
    <style:style style:name="P42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style:font-size-asian="26.5pt"/>
    </style:style>
    <style:style style:name="P43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color="#ffffff" style:font-size-asian="26.5pt"/>
    </style:style>
    <style:style style:name="P44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style:font-size-asian="26.5pt"/>
    </style:style>
    <style:style style:name="P45" style:family="paragraph">
      <loext:graphic-properties draw:fill="none" draw:fill-color="#ffffff"/>
      <style:text-properties style:font-size-asian="14pt"/>
    </style:style>
    <style:style style:name="P46" style:family="paragraph">
      <loext:graphic-properties draw:fill="none" draw:fill-color="#ffffff"/>
      <style:paragraph-properties fo:margin-left="0cm" fo:margin-right="0cm" fo:margin-top="0.246cm" fo:margin-bottom="0cm" fo:line-height="80%" fo:text-indent="0cm" style:punctuation-wrap="hanging" style:line-break="strict" style:writing-mode="lr-tb" style:font-independent-line-spacing="true"/>
    </style:style>
    <style:style style:name="T1" style:family="text">
      <style:text-properties fo:color="#ffffff" style:font-name="Times New Roman" fo:font-size="65pt" fo:language="en" fo:country="US" style:font-name-asian="標楷體1" style:font-size-asian="65pt" style:language-asian="zh" style:country-asian="TW" style:font-name-complex="標楷體1" style:font-size-complex="65pt"/>
    </style:style>
    <style:style style:name="T2" style:family="text">
      <style:text-properties fo:color="#ffffff" style:font-name="Times New Roman" fo:language="en" fo:country="US" style:font-name-asian="標楷體1" style:language-asian="zh" style:country-asian="TW" style:font-name-complex="標楷體1"/>
    </style:style>
    <style:style style:name="T3" style:family="text">
      <style:text-properties style:font-name="Times New Roman" fo:language="en" fo:country="US" style:font-name-asian="標楷體1" style:language-asian="zh" style:country-asian="TW" style:font-name-complex="標楷體1"/>
    </style:style>
    <style:style style:name="T4" style:family="text">
      <style:text-properties fo:font-size="28pt" fo:language="en" fo:country="US" style:font-name-asian="標楷體1" style:font-size-asian="28pt" style:language-asian="zh" style:country-asian="TW" style:font-name-complex="標楷體1" style:font-size-complex="28pt"/>
    </style:style>
    <style:style style:name="T5" style:family="text">
      <style:text-properties fo:font-size="24pt" fo:language="en" fo:country="US" style:font-name-asian="標楷體1" style:font-size-asian="24pt" style:language-asian="zh" style:country-asian="TW" style:font-name-complex="標楷體1" style:font-size-complex="24pt"/>
    </style:style>
    <style:style style:name="T6" style:family="text">
      <style:text-properties fo:font-size="14pt" fo:language="en" fo:country="US" style:font-name-asian="標楷體1" style:font-size-asian="14pt" style:language-asian="zh" style:country-asian="TW" style:font-name-complex="標楷體1" style:font-size-complex="14pt"/>
    </style:style>
    <style:style style:name="T7" style:family="text">
      <style:text-properties fo:font-size="12pt" fo:language="en" fo:country="US" style:font-size-asian="12pt" style:language-asian="zh" style:country-asian="TW" style:font-size-complex="12pt"/>
    </style:style>
    <style:style style:name="T8" style:family="text">
      <style:text-properties fo:language="en" fo:country="US" style:font-name-asian="標楷體1" style:language-asian="zh" style:country-asian="TW" style:font-name-complex="標楷體1"/>
    </style:style>
    <style:style style:name="T9" style:family="text">
      <style:text-properties fo:font-size="20pt" fo:language="en" fo:country="US" style:font-name-asian="標楷體1" style:font-size-asian="20pt" style:language-asian="zh" style:country-asian="TW" style:font-name-complex="標楷體1" style:font-size-complex="20pt"/>
    </style:style>
    <style:style style:name="T10" style:family="text">
      <style:text-properties fo:color="#ffffff" fo:font-size="36pt" fo:language="en" fo:country="US" style:font-name-asian="標楷體1" style:font-size-asian="36pt" style:language-asian="zh" style:country-asian="TW" style:font-name-complex="標楷體1" style:font-size-complex="36pt"/>
    </style:style>
    <style:style style:name="T11" style:family="text">
      <style:text-properties fo:color="#ffffff" fo:font-size="18pt" fo:language="en" fo:country="US" style:font-name-asian="標楷體1" style:font-size-asian="18pt" style:language-asian="zh" style:country-asian="TW" style:font-name-complex="標楷體1" style:font-size-complex="18pt"/>
    </style:style>
    <style:style style:name="T12" style:family="text">
      <style:text-properties fo:color="#ffffff" fo:font-size="28pt" fo:language="en" fo:country="US" style:font-name-asian="標楷體1" style:font-size-asian="28pt" style:language-asian="zh" style:country-asian="TW" style:font-name-complex="標楷體1" style:font-size-complex="28pt"/>
    </style:style>
    <style:style style:name="T13" style:family="text">
      <style:text-properties fo:color="#ffffff" fo:language="en" fo:country="US" style:font-name-asian="標楷體1" style:font-size-asian="26.5pt" style:language-asian="zh" style:country-asian="TW" style:font-name-complex="標楷體1"/>
    </style:style>
    <style:style style:name="T14" style:family="text">
      <style:text-properties fo:color="#ffffff" fo:font-size="20pt" fo:language="en" fo:country="US" style:font-name-asian="標楷體1" style:font-size-asian="20pt" style:language-asian="zh" style:country-asian="TW" style:font-name-complex="標楷體1" style:font-size-complex="20pt"/>
    </style:style>
    <style:style style:name="T15" style:family="text">
      <style:text-properties fo:color="#ffff99" fo:font-size="24pt" fo:language="en" fo:country="US" style:font-name-asian="標楷體1" style:font-size-asian="24pt" style:language-asian="zh" style:country-asian="TW" style:font-name-complex="標楷體1" style:font-size-complex="24pt"/>
    </style:style>
    <style:style style:name="T16" style:family="text">
      <style:text-properties fo:color="#ffffff" fo:font-size="24pt" fo:language="en" fo:country="US" style:font-name-asian="標楷體1" style:font-size-asian="24pt" style:language-asian="zh" style:country-asian="TW" style:font-name-complex="標楷體1" style:font-size-complex="24pt"/>
    </style:style>
    <style:style style:name="T17" style:family="text">
      <style:text-properties style:use-window-font-color="true" fo:font-size="20pt" fo:language="en" fo:country="US" style:font-name-asian="標楷體1" style:font-size-asian="20pt" style:language-asian="zh" style:country-asian="TW" style:font-name-complex="標楷體1" style:font-size-complex="20pt"/>
    </style:style>
    <style:style style:name="T18" style:family="text">
      <style:text-properties style:font-name="Times New Roman" fo:font-size="48pt" fo:language="en" fo:country="US" style:font-name-asian="標楷體1" style:font-size-asian="48pt" style:language-asian="zh" style:country-asian="TW" style:font-name-complex="標楷體1" style:font-size-complex="48pt"/>
    </style:style>
    <style:style style:name="T19" style:family="text">
      <style:text-properties fo:font-size="36pt" fo:language="en" fo:country="US" style:font-name-asian="標楷體1" style:font-size-asian="36pt" style:language-asian="zh" style:country-asian="TW" style:font-name-complex="標楷體1" style:font-size-complex="36pt"/>
    </style:style>
    <style:style style:name="T20" style:family="text">
      <style:text-properties fo:font-size="32pt" fo:language="en" fo:country="US" style:font-name-asian="標楷體1" style:font-size-asian="32pt" style:language-asian="zh" style:country-asian="TW" style:font-name-complex="標楷體1" style:font-size-complex="32pt"/>
    </style:style>
    <style:style style:name="T21" style:family="text">
      <style:text-properties fo:color="#ffff66" fo:language="en" fo:country="US" style:font-name-asian="標楷體1" style:font-size-asian="26.5pt" style:language-asian="zh" style:country-asian="TW" style:font-name-complex="標楷體1"/>
    </style:style>
    <style:style style:name="T22" style:family="text">
      <style:text-properties fo:color="#ff0000" fo:language="en" fo:country="US" style:font-name-asian="標楷體1" style:font-size-asian="26.5pt" style:language-asian="zh" style:country-asian="TW" style:font-name-complex="標楷體1"/>
    </style:style>
    <style:style style:name="T23" style:family="text">
      <style:text-properties style:font-name="標楷體1" fo:language="en" fo:country="US" style:font-name-asian="標楷體1" style:language-asian="zh" style:country-asian="TW" style:font-name-complex="標楷體1"/>
    </style:style>
    <style:style style:name="T24" style:family="text">
      <style:text-properties fo:color="#ffffff" fo:language="en" fo:country="US" style:font-size-asian="26.5pt" style:language-asian="zh" style:country-asian="TW"/>
    </style:style>
    <style:style style:name="T25" style:family="text">
      <style:text-properties fo:color="#ffffcc" fo:language="en" fo:country="US" style:font-size-asian="26.5pt" style:language-asian="zh" style:country-asian="TW"/>
    </style:style>
    <style:style style:name="T26" style:family="text">
      <style:text-properties style:font-name="新細明體" fo:font-size="16pt" fo:language="en" fo:country="US" style:font-size-asian="16pt" style:language-asian="zh" style:country-asian="TW" style:font-size-complex="16pt"/>
    </style:style>
    <style:style style:name="T27" style:family="text">
      <style:text-properties fo:color="#ffffff" style:font-name="新細明體" fo:font-size="16pt" fo:language="en" fo:country="US" style:font-size-asian="16pt" style:language-asian="zh" style:country-asian="TW" style:font-size-complex="16pt"/>
    </style:style>
    <style:style style:name="T28" style:family="text">
      <style:text-properties fo:color="#ffffff" fo:font-size="16pt" fo:language="en" fo:country="US" style:font-size-asian="16pt" style:language-asian="zh" style:country-asian="TW" style:font-size-complex="16pt"/>
    </style:style>
    <style:style style:name="T29" style:family="text">
      <style:text-properties fo:font-size="16pt" fo:language="en" fo:country="US" style:font-size-asian="16pt" style:language-asian="zh" style:country-asian="TW" style:font-size-complex="16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80008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ff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lyt-bluelinesgra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3.8cm" svg:height="10.451cm" svg:x="2.975cm" svg:y="4.155cm" presentation:class="title" presentation:user-transformed="true">
          <draw:text-box>
            <text:list text:style-name="L1">
              <text:list-header>
                <text:p text:style-name="P1"><text:span text:style-name="T1">金觀濤的理論</text:span><text:span text:style-name="T1"><text:line-break/></text:span><text:span text:style-name="T1"><text:line-break/></text:span><text:span text:style-name="T2">-- </text:span><text:span text:style-name="T2">工業革命為何沒發生在中國？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use-date-time-name="dtd1">
        <office:forms form:automatic-focus="false" form:apply-design-mode="false"/>
        <draw:frame presentation:style-name="pr3" draw:text-style-name="P4" draw:layer="layout" svg:width="25.2cm" svg:height="3.501cm" svg:x="1.4cm" svg:y="0.84cm" presentation:class="title" presentation:user-transformed="true">
          <draw:text-box>
            <text:list text:style-name="L1">
              <text:list-header>
                <text:p text:style-name="P1"><text:span text:style-name="T3">工業時代的特徵</text:span></text:p>
              </text:list-header>
            </text:list>
          </draw:text-box>
        </draw:frame>
        <draw:frame presentation:style-name="pr4" draw:text-style-name="P8" draw:layer="layout" svg:width="25.2cm" svg:height="13.86cm" svg:x="1.4cm" svg:y="4.9cm" presentation:class="outline" presentation:user-transformed="true">
          <draw:text-box>
            <text:list text:style-name="L2">
              <text:list-item>
                <text:p text:style-name="P5"><text:span text:style-name="T4">科學的發展</text:span></text:p>
                <text:list>
                  <text:list-item>
                    <text:p text:style-name="P6"><text:span text:style-name="T5">科學理論在實驗有效後，將轉化為工業產品。</text:span></text:p>
                    <text:p text:style-name="P7"><text:span text:style-name="T6"/></text:p>
                  </text:list-item>
                </text:list>
              </text:list-item>
              <text:list-item>
                <text:p text:style-name="P5"><text:span text:style-name="T4">工廠的興起</text:span></text:p>
                <text:list>
                  <text:list-item>
                    <text:p text:style-name="P6"><text:span text:style-name="T5">由於工廠需要工人，並以金錢吸引人口向都市集中，城市興起</text:span></text:p>
                  </text:list-item>
                  <text:list-item>
                    <text:p text:style-name="P6"><text:span text:style-name="T5">標準化、專精化、同步化、集中化、大量化</text:span></text:p>
                    <text:p text:style-name="P7"><text:span text:style-name="T6"/></text:p>
                  </text:list-item>
                </text:list>
              </text:list-item>
              <text:list-item>
                <text:p text:style-name="P5"><text:span text:style-name="T4">資本主義</text:span></text:p>
                <text:list>
                  <text:list-item>
                    <text:p text:style-name="P6"><text:span text:style-name="T5">金錢代替土地成為最重要的資本，這造成了資本主義的社會結構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use-date-time-name="dtd1">
        <office:forms form:automatic-focus="false" form:apply-design-mode="false"/>
        <draw:frame presentation:style-name="pr5" draw:text-style-name="P4" draw:layer="layout" svg:width="25.2cm" svg:height="3.501cm" svg:x="1.4cm" svg:y="0.84cm" presentation:class="title" presentation:user-transformed="true">
          <draw:text-box>
            <text:list text:style-name="L1">
              <text:list-header>
                <text:p text:style-name="P1"><text:span text:style-name="T3">工業革命</text:span></text:p>
              </text:list-header>
            </text:list>
          </draw:text-box>
        </draw:frame>
        <draw:frame presentation:style-name="pr4" draw:text-style-name="P11" draw:layer="layout" svg:width="25.2cm" svg:height="13.86cm" svg:x="1.4cm" svg:y="4.9cm" presentation:class="outline" presentation:user-transformed="true">
          <draw:text-box>
            <text:list text:style-name="L2">
              <text:list-item>
                <text:p text:style-name="P9"><text:span text:style-name="T4">起源</text:span></text:p>
                <text:list>
                  <text:list-item>
                    <text:p text:style-name="P10"><text:span text:style-name="T5">17 </text:span><text:span text:style-name="T5">世紀初，起源於荷蘭、英國的一個變化，導至社會由農業社會進入到工業社會階段。</text:span></text:p>
                  </text:list-item>
                </text:list>
                <text:p text:style-name="P9"><text:span text:style-name="T4"/></text:p>
              </text:list-item>
              <text:list-item>
                <text:p text:style-name="P9"><text:span text:style-name="T4">演變</text:span></text:p>
                <text:list>
                  <text:list-item>
                    <text:p text:style-name="P10"><text:span text:style-name="T5">後來演變出科學高度發展與列強向殖民地侵略等現象。</text:span></text:p>
                  </text:list-item>
                  <text:list-item>
                    <text:p text:style-name="P10"><text:span text:style-name="T5">中國是被侵略的大國，從此爭扎了兩個世紀。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use-date-time-name="dtd1">
        <office:forms form:automatic-focus="false" form:apply-design-mode="false"/>
        <draw:frame presentation:style-name="pr6" draw:text-style-name="P4" draw:layer="layout" svg:width="25.2cm" svg:height="3.501cm" svg:x="1.4cm" svg:y="0.84cm" presentation:class="title" presentation:user-transformed="true">
          <draw:text-box>
            <text:list text:style-name="L1">
              <text:list-header>
                <text:p text:style-name="P1"><text:span text:style-name="T3">李約瑟問題 </text:span><text:span text:style-name="T3">(1)</text:span></text:p>
              </text:list-header>
            </text:list>
          </draw:text-box>
        </draw:frame>
        <draw:frame presentation:style-name="pr7" draw:text-style-name="P11" draw:layer="layout" svg:width="23.8cm" svg:height="12.577cm" svg:x="2.1cm" svg:y="6.09cm" presentation:class="outline" presentation:user-transformed="true">
          <draw:text-box>
            <text:list text:style-name="L2">
              <text:list-item>
                <text:p text:style-name="P9"><text:span text:style-name="T4">中國在 </text:span><text:span text:style-name="T4">16 </text:span><text:span text:style-name="T4">世紀經濟高度發展</text:span></text:p>
                <text:p text:style-name="P9"><text:span text:style-name="T4"/></text:p>
              </text:list-item>
              <text:list-item>
                <text:p text:style-name="P9"><text:span text:style-name="T4">造紙、火藥、指南針等工具都是中國發明的</text:span></text:p>
                <text:p text:style-name="P9"><text:span text:style-name="T4"/></text:p>
              </text:list-item>
              <text:list-item>
                <text:p text:style-name="P9"><text:span text:style-name="T4">為何工業革命沒有發生在中國</text:span></text:p>
                <text:p text:style-name="P9"><text:span text:style-name="T4"/></text:p>
              </text:list-item>
              <text:list-item>
                <text:p text:style-name="P9"><text:span text:style-name="T4">這個問題被稱為李約瑟問題</text:span></text:p>
              </text:list-item>
            </text:list>
          </draw:text-box>
        </draw:frame>
        <presentation:notes draw:style-name="dp3" presentation:use-date-time-name="dtd1">
          <draw:custom-shape draw:name="Rectangle 7" draw:style-name="gr2" draw:text-style-name="P13" draw:layer="layout" svg:width="9.1cm" svg:height="1.485cm" svg:x="11.895cm" svg:y="28.21cm">
            <text:list text:style-name="L3">
              <text:list-header>
                <text:p text:style-name="P12"><text:span text:style-name="T7"><text:page-number>&lt;編號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cm" svg:height="11.138cm" svg:x="3.5cm" svg:y="2.227cm" draw:page-number="4" presentation:class="page"/>
          <draw:frame presentation:style-name="pr8" draw:text-style-name="P14" draw:layer="layout" svg:width="16.8cm" svg:height="13.366cm" svg:x="2.1cm" svg:y="14.107cm" presentation:class="notes" presentation:user-transformed="true">
            <draw:text-box>
              <text:p/>
            </draw:text-box>
          </draw:frame>
        </presentation:notes>
      </draw:page>
      <draw:page draw:name="page5" draw:style-name="dp1" draw:master-page-name="lyt-bluelinesgrad" presentation:use-date-time-name="dtd1">
        <office:forms form:automatic-focus="false" form:apply-design-mode="false"/>
        <draw:frame presentation:style-name="pr9" draw:text-style-name="P4" draw:layer="layout" svg:width="25.2cm" svg:height="3.501cm" svg:x="1.4cm" svg:y="0.84cm" presentation:class="title" presentation:user-transformed="true">
          <draw:text-box>
            <text:list text:style-name="L1">
              <text:list-header>
                <text:p text:style-name="P1"><text:span text:style-name="T3">李約瑟問題 </text:span><text:span text:style-name="T3">(2)</text:span></text:p>
              </text:list-header>
            </text:list>
          </draw:text-box>
        </draw:frame>
        <draw:frame presentation:style-name="pr7" draw:text-style-name="P16" draw:layer="layout" svg:width="23.8cm" svg:height="12.577cm" svg:x="2.1cm" svg:y="6.09cm" presentation:class="outline" presentation:user-transformed="true">
          <draw:text-box>
            <text:list text:style-name="L2">
              <text:list-item>
                <text:p text:style-name="P15"><text:span text:style-name="T8">問題不在於中國為何沒發展出工業革命</text:span></text:p>
                <text:p text:style-name="P15"><text:span text:style-name="T8"/></text:p>
              </text:list-item>
              <text:list-item>
                <text:p text:style-name="P15"><text:span text:style-name="T8">問題在於荷蘭與英國為何會發展出工業革命</text:span></text:p>
              </text:list-item>
            </text:list>
          </draw:text-box>
        </draw:frame>
        <presentation:notes draw:style-name="dp3" presentation:use-date-time-name="dtd1">
          <draw:custom-shape draw:name="Rectangle 7" draw:style-name="gr2" draw:text-style-name="P13" draw:layer="layout" svg:width="9.1cm" svg:height="1.485cm" svg:x="11.895cm" svg:y="28.21cm">
            <text:list text:style-name="L3">
              <text:list-header>
                <text:p text:style-name="P12"><text:span text:style-name="T7"><text:page-number>&lt;編號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cm" svg:height="11.138cm" svg:x="3.5cm" svg:y="2.227cm" draw:page-number="5" presentation:class="page"/>
          <draw:frame presentation:style-name="pr8" draw:text-style-name="P14" draw:layer="layout" svg:width="16.8cm" svg:height="13.366cm" svg:x="2.1cm" svg:y="14.107cm" presentation:class="notes" presentation:user-transformed="true">
            <draw:text-box>
              <text:p/>
            </draw:text-box>
          </draw:frame>
        </presentation:notes>
      </draw:page>
      <draw:page draw:name="page6" draw:style-name="dp1" draw:master-page-name="lyt-bluelinesgrad" presentation:use-date-time-name="dtd1">
        <office:forms form:automatic-focus="false" form:apply-design-mode="false"/>
        <draw:frame presentation:style-name="pr10" draw:text-style-name="P4" draw:layer="layout" svg:width="25.2cm" svg:height="3.501cm" svg:x="1.4cm" svg:y="0.84cm" presentation:class="title" presentation:user-transformed="true">
          <draw:text-box>
            <text:list text:style-name="L1">
              <text:list-header>
                <text:p text:style-name="P1"><text:span text:style-name="T3">李約瑟問題的拆解</text:span></text:p>
              </text:list-header>
            </text:list>
          </draw:text-box>
        </draw:frame>
        <draw:frame presentation:style-name="pr4" draw:text-style-name="P11" draw:layer="layout" svg:width="25.2cm" svg:height="13.86cm" svg:x="1.4cm" svg:y="4.9cm" presentation:class="outline" presentation:user-transformed="true">
          <draw:text-box>
            <text:list text:style-name="L2">
              <text:list-item>
                <text:p text:style-name="P9"><text:span text:style-name="T4">問題</text:span><text:span text:style-name="T4">1. </text:span><text:span text:style-name="T4">科學與工業</text:span></text:p>
                <text:list>
                  <text:list-item>
                    <text:p text:style-name="P10"><text:span text:style-name="T5">為何中國沒有發展出導至工業革命的科學文化</text:span></text:p>
                  </text:list-item>
                  <text:list-item>
                    <text:p text:style-name="P10"><text:span text:style-name="T5">為何西方會發展出的科學文化，並應用在工業生產上</text:span></text:p>
                    <text:p text:style-name="P10"><text:span text:style-name="T5"/></text:p>
                  </text:list-item>
                </text:list>
              </text:list-item>
              <text:list-item>
                <text:p text:style-name="P9"><text:span text:style-name="T4">問題</text:span><text:span text:style-name="T4">2. </text:span><text:span text:style-name="T4">社會結構</text:span></text:p>
                <text:list>
                  <text:list-item>
                    <text:p text:style-name="P10"><text:span text:style-name="T5">為何中國沒有發展出以金錢為核心的資本主義社會</text:span></text:p>
                    <text:p text:style-name="P10"><text:span text:style-name="T5"/></text:p>
                  </text:list-item>
                </text:list>
              </text:list-item>
              <text:list-item>
                <text:p text:style-name="P9"><text:span text:style-name="T4">問題</text:span><text:span text:style-name="T4">3. </text:span><text:span text:style-name="T4">政治制度</text:span></text:p>
                <text:list>
                  <text:list-item>
                    <text:p text:style-name="P10"><text:span text:style-name="T5">為何中國沒有發展出以議會為核心的民主政治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use-date-time-name="dtd1">
        <office:forms form:automatic-focus="false" form:apply-design-mode="false"/>
        <draw:frame presentation:style-name="pr11" draw:text-style-name="P4" draw:layer="layout" svg:width="25.2cm" svg:height="3.501cm" svg:x="1.4cm" svg:y="0.84cm" presentation:class="title" presentation:user-transformed="true">
          <draw:text-box>
            <text:list text:style-name="L1">
              <text:list-header>
                <text:p text:style-name="P1"><text:span text:style-name="T3">問題</text:span><text:span text:style-name="T3">1. </text:span><text:span text:style-name="T3">科學與工業</text:span></text:p>
              </text:list-header>
            </text:list>
          </draw:text-box>
        </draw:frame>
        <draw:frame presentation:style-name="pr4" draw:text-style-name="P18" draw:layer="layout" svg:width="25.2cm" svg:height="13.86cm" svg:x="1.4cm" svg:y="4.9cm" presentation:class="outline" presentation:user-transformed="true">
          <draw:text-box>
            <text:list text:style-name="L2">
              <text:list-item>
                <text:p text:style-name="P17"><text:span text:style-name="T8">中國</text:span></text:p>
                <text:list>
                  <text:list-item>
                    <text:p text:style-name="P5"><text:span text:style-name="T8">為何中國發展出火藥後卻無法做出強大的武器</text:span><text:span text:style-name="T8">?</text:span></text:p>
                  </text:list-item>
                  <text:list-item>
                    <text:p text:style-name="P5"><text:span text:style-name="T8">為何中國發展造紙卻無法刺激科學發展</text:span><text:span text:style-name="T8">?</text:span></text:p>
                  </text:list-item>
                </text:list>
                <text:p text:style-name="P17"><text:span text:style-name="T8"/></text:p>
              </text:list-item>
              <text:list-item>
                <text:p text:style-name="P17"><text:span text:style-name="T8">英國</text:span></text:p>
                <text:list>
                  <text:list-item>
                    <text:p text:style-name="P5"><text:span text:style-name="T8">為何英國的武器如此強大</text:span><text:span text:style-name="T8">?</text:span></text:p>
                  </text:list-item>
                  <text:list-item>
                    <text:p text:style-name="P5"><text:span text:style-name="T8">為何英國的科學發展如此快速</text:span><text:span text:style-name="T8">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use-date-time-name="dtd1">
        <office:forms form:automatic-focus="false" form:apply-design-mode="false"/>
        <draw:frame presentation:style-name="pr12" draw:text-style-name="P4" draw:layer="layout" svg:width="25.2cm" svg:height="3.501cm" svg:x="1.4cm" svg:y="0.84cm" presentation:class="title" presentation:user-transformed="true">
          <draw:text-box>
            <text:list text:style-name="L1">
              <text:list-header>
                <text:p text:style-name="P1"><text:span text:style-name="T3">解答</text:span><text:span text:style-name="T3">1. </text:span><text:span text:style-name="T3">科學與工業</text:span></text:p>
              </text:list-header>
            </text:list>
          </draw:text-box>
        </draw:frame>
        <draw:frame presentation:style-name="pr4" draw:text-style-name="P16" draw:layer="layout" svg:width="25.2cm" svg:height="13.86cm" svg:x="1.4cm" svg:y="4.9cm" presentation:class="outline" presentation:user-transformed="true">
          <draw:text-box>
            <text:list text:style-name="L2">
              <text:list-item>
                <text:p text:style-name="P15"><text:span text:style-name="T8">中國</text:span></text:p>
                <text:list>
                  <text:list-item>
                    <text:p text:style-name="P9"><text:span text:style-name="T8">沒有建立科學實驗的文化，甚至刻意壓制儒家以外的文化，求國家的穩定。</text:span></text:p>
                    <text:p text:style-name="P19"><text:span text:style-name="T9"/></text:p>
                  </text:list-item>
                </text:list>
              </text:list-item>
              <text:list-item>
                <text:p text:style-name="P15"><text:span text:style-name="T8">英國</text:span></text:p>
                <text:list>
                  <text:list-item>
                    <text:p text:style-name="P9"><text:span text:style-name="T8">建立了科學實驗的文化</text:span><text:span text:style-name="T8">(ex:</text:span><text:span text:style-name="T8">牛頓</text:span><text:span text:style-name="T8">)</text:span><text:span text:style-name="T8">，並用以驗證理論的正確與否。</text:span></text:p>
                  </text:list-item>
                  <text:list-item>
                    <text:p text:style-name="P9"><text:span text:style-name="T8">成功的將科學轉化為工業</text:span><text:span text:style-name="T8">(ex:</text:span><text:span text:style-name="T8">瓦特、愛迪生</text:span><text:span text:style-name="T8">)</text:span><text:span text:style-name="T8">，造成了工業革命。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use-date-time-name="dtd1">
        <office:forms form:automatic-focus="false" form:apply-design-mode="false"/>
        <draw:frame presentation:style-name="pr13" draw:text-style-name="P4" draw:layer="layout" svg:width="25.2cm" svg:height="3.501cm" svg:x="1.4cm" svg:y="0.84cm" presentation:class="title" presentation:user-transformed="true">
          <draw:text-box>
            <text:list text:style-name="L1">
              <text:list-header>
                <text:p text:style-name="P1"><text:span text:style-name="T3">理論與實驗相互促進論</text:span></text:p>
              </text:list-header>
            </text:list>
          </draw:text-box>
        </draw:frame>
        <draw:custom-shape draw:name="Oval 4" draw:style-name="gr3" draw:text-style-name="P21" draw:layer="layout" svg:width="5.955cm" svg:height="5.513cm" svg:x="5.7cm" svg:y="6.992cm">
          <text:list text:style-name="L3">
            <text:list-header>
              <text:p text:style-name="P20"><text:span text:style-name="T10">理論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5" draw:style-name="gr3" draw:text-style-name="P21" draw:layer="layout" svg:width="5.951cm" svg:height="5.737cm" svg:x="16.506cm" svg:y="6.768cm">
          <text:list text:style-name="L3">
            <text:list-header>
              <text:p text:style-name="P20"><text:span text:style-name="T10">實驗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ectangle 13" draw:style-name="gr4" draw:text-style-name="P23" draw:layer="layout" svg:width="11.287cm" svg:height="1.023cm" svg:x="3.828cm" svg:y="15.2cm">
          <text:list text:style-name="L3">
            <text:list-header>
              <text:p text:style-name="P22"><text:span text:style-name="T11">來源：金觀濤</text:span><text:span text:style-name="T11">, </text:span><text:span text:style-name="T11">西方社會結構的演變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14" draw:style-name="gr5" draw:text-style-name="P24" draw:layer="layout" svg:x1="11.431cm" svg:y1="8.315cm" svg:x2="16.725cm" svg:y2="8.315cm">
          <text:p/>
        </draw:line>
        <draw:line draw:name="Line 15" draw:style-name="gr5" draw:text-style-name="P24" draw:layer="layout" svg:x1="16.943cm" svg:y1="11.178cm" svg:x2="11.212cm" svg:y2="11.178cm">
          <text:p/>
        </draw:line>
        <draw:frame draw:style-name="gr6" draw:text-style-name="P25" draw:layer="layout" svg:width="3.042cm" svg:height="1.776cm" svg:x="12.841cm" svg:y="6.435cm">
          <draw:text-box>
            <text:p text:style-name="P20"><text:span text:style-name="T12">導引</text:span></text:p>
          </draw:text-box>
        </draw:frame>
        <draw:frame draw:style-name="gr6" draw:text-style-name="P25" draw:layer="layout" svg:width="3.042cm" svg:height="1.776cm" svg:x="12.8cm" svg:y="11.324cm">
          <draw:text-box>
            <text:p text:style-name="P20"><text:span text:style-name="T12">檢驗</text:span></text:p>
          </draw:text-box>
        </draw:frame>
        <presentation:notes draw:style-name="dp3" presentation:use-date-time-name="dtd1">
          <draw:custom-shape draw:name="Rectangle 7" draw:style-name="gr2" draw:text-style-name="P13" draw:layer="layout" svg:width="9.1cm" svg:height="1.485cm" svg:x="11.896cm" svg:y="28.21cm">
            <text:list text:style-name="L3">
              <text:list-header>
                <text:p text:style-name="P12"><text:span text:style-name="T7"><text:page-number>&lt;編號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cm" svg:height="11.138cm" svg:x="3.5cm" svg:y="2.227cm" draw:page-number="9" presentation:class="page"/>
          <draw:frame presentation:style-name="pr8" draw:text-style-name="P14" draw:layer="layout" svg:width="16.8cm" svg:height="13.366cm" svg:x="2.1cm" svg:y="14.107cm" presentation:class="notes" presentation:user-transformed="true">
            <draw:text-box>
              <text:p/>
            </draw:text-box>
          </draw:frame>
        </presentation:notes>
      </draw:page>
      <draw:page draw:name="page10" draw:style-name="dp1" draw:master-page-name="lyt-bluelinesgrad" presentation:use-date-time-name="dtd1">
        <office:forms form:automatic-focus="false" form:apply-design-mode="false"/>
        <draw:frame presentation:style-name="pr14" draw:text-style-name="P4" draw:layer="layout" svg:width="25.2cm" svg:height="3.501cm" svg:x="1.4cm" svg:y="0.84cm" presentation:class="title" presentation:user-transformed="true">
          <draw:text-box>
            <text:list text:style-name="L1">
              <text:list-header>
                <text:p text:style-name="P1"><text:span text:style-name="T3">科學與工業相互促進論</text:span></text:p>
              </text:list-header>
            </text:list>
          </draw:text-box>
        </draw:frame>
        <draw:custom-shape draw:name="Oval 4" draw:style-name="gr7" draw:text-style-name="P21" draw:layer="layout" svg:width="4.19cm" svg:height="1.984cm" svg:x="8.251cm" svg:y="6.755cm">
          <text:list text:style-name="L3">
            <text:list-header>
              <text:p text:style-name="P20"><text:span text:style-name="T13">理論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5" draw:style-name="gr7" draw:text-style-name="P21" draw:layer="layout" svg:width="4.191cm" svg:height="1.984cm" svg:x="15.968cm" svg:y="6.755cm">
          <text:list text:style-name="L3">
            <text:list-header>
              <text:p text:style-name="P20"><text:span text:style-name="T13">實驗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ectangle 6" draw:style-name="gr7" draw:text-style-name="P21" draw:layer="layout" svg:width="14.113cm" svg:height="2.863cm" svg:x="7.145cm" svg:y="12.267cm">
          <text:list text:style-name="L3">
            <text:list-header>
              <text:p text:style-name="P20"><text:span text:style-name="T13">產業界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7" draw:text-style-name="P21" draw:layer="layout" svg:width="14.113cm" svg:height="2.863cm" svg:x="7.145cm" svg:y="6.312cm">
          <text:list text:style-name="L3">
            <text:list-header>
              <text:p text:style-name="P20"><text:span text:style-name="T13">學術界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Oval 8" draw:style-name="gr7" draw:text-style-name="P21" draw:layer="layout" svg:width="4.192cm" svg:height="1.984cm" svg:x="16.4cm" svg:y="12.616cm">
          <text:list text:style-name="L3">
            <text:list-header>
              <text:p text:style-name="P20"><text:span text:style-name="T13">技術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9" draw:style-name="gr7" draw:text-style-name="P21" draw:layer="layout" svg:width="4.191cm" svg:height="1.984cm" svg:x="8.209cm" svg:y="12.6cm">
          <text:list text:style-name="L3">
            <text:list-header>
              <text:p text:style-name="P20"><text:span text:style-name="T13">實作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10" draw:style-name="gr8" draw:text-style-name="P24" draw:layer="layout" svg:x1="10.6cm" svg:y1="9.133cm" svg:x2="10.6cm" svg:y2="12cm">
          <text:p/>
        </draw:line>
        <draw:line draw:name="Line 11" draw:style-name="gr8" draw:text-style-name="P24" draw:layer="layout" svg:x1="18.2cm" svg:y1="12.262cm" svg:x2="18.2cm" svg:y2="9.175cm">
          <text:p/>
        </draw:line>
        <draw:custom-shape draw:name="Rectangle 12" draw:style-name="gr9" draw:text-style-name="P27" draw:layer="layout" svg:width="11.059cm" svg:height="1.108cm" svg:x="3.505cm" svg:y="16.4cm">
          <text:list text:style-name="L3">
            <text:list-header>
              <text:p text:style-name="P26"><text:span text:style-name="T14">來源：由金觀濤的理論延伸而來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13" draw:style-name="gr9" draw:text-style-name="P27" draw:layer="layout" svg:width="2.982cm" svg:height="1.383cm" svg:x="3.06cm" svg:y="6.599cm">
          <text:list text:style-name="L3">
            <text:list-header>
              <text:p text:style-name="P26"><text:span text:style-name="T13">科學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4" draw:style-name="gr9" draw:text-style-name="P27" draw:layer="layout" svg:width="2.982cm" svg:height="1.383cm" svg:x="3.342cm" svg:y="12.486cm">
          <text:list text:style-name="L3">
            <text:list-header>
              <text:p text:style-name="P26"><text:span text:style-name="T13">工業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" draw:text-style-name="P28" draw:layer="layout" svg:width="5.014cm" svg:height="3.299cm" svg:x="5cm" svg:y="9.824cm">
          <draw:text-box>
            <text:p text:style-name="P20"><text:span text:style-name="T15">理論導引</text:span></text:p>
            <text:p text:style-name="P20"><text:span text:style-name="T15">實作發展</text:span></text:p>
            <text:p text:style-name="P20"><text:span text:style-name="T16"/></text:p>
          </draw:text-box>
        </draw:frame>
        <draw:frame draw:style-name="gr11" draw:text-style-name="P29" draw:layer="layout" svg:width="7.242cm" svg:height="2.283cm" svg:x="18.358cm" svg:y="9.587cm">
          <draw:text-box>
            <text:p text:style-name="P20"><text:span text:style-name="T15">技術擴展</text:span></text:p>
            <text:p text:style-name="P20"><text:span text:style-name="T15">實驗能力</text:span></text:p>
          </draw:text-box>
        </draw:frame>
        <presentation:notes draw:style-name="dp3" presentation:use-date-time-name="dtd1">
          <draw:custom-shape draw:name="Rectangle 7" draw:style-name="gr2" draw:text-style-name="P13" draw:layer="layout" svg:width="9.1cm" svg:height="1.485cm" svg:x="11.896cm" svg:y="28.21cm">
            <text:list text:style-name="L3">
              <text:list-header>
                <text:p text:style-name="P12"><text:span text:style-name="T7"><text:page-number>&lt;編號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cm" svg:height="11.138cm" svg:x="3.5cm" svg:y="2.227cm" draw:page-number="10" presentation:class="page"/>
          <draw:frame presentation:style-name="pr8" draw:text-style-name="P14" draw:layer="layout" svg:width="16.8cm" svg:height="13.366cm" svg:x="2.1cm" svg:y="14.107cm" presentation:class="notes" presentation:user-transformed="true">
            <draw:text-box>
              <text:p/>
            </draw:text-box>
          </draw:frame>
        </presentation:notes>
      </draw:page>
      <draw:page draw:name="page11" draw:style-name="dp1" draw:master-page-name="lyt-bluelinesgrad" presentation:use-date-time-name="dtd1">
        <office:forms form:automatic-focus="false" form:apply-design-mode="false"/>
        <draw:frame presentation:style-name="pr15" draw:text-style-name="P4" draw:layer="layout" svg:width="25.2cm" svg:height="3.501cm" svg:x="1.4cm" svg:y="0.84cm" presentation:class="title" presentation:user-transformed="true">
          <draw:text-box>
            <text:list text:style-name="L1">
              <text:list-header>
                <text:p text:style-name="P1"><text:span text:style-name="T3">國家科技發展論</text:span></text:p>
              </text:list-header>
            </text:list>
          </draw:text-box>
        </draw:frame>
        <draw:custom-shape draw:name="Oval 4" draw:style-name="gr7" draw:text-style-name="P21" draw:layer="layout" svg:width="4.19cm" svg:height="1.984cm" svg:x="8.051cm" svg:y="10.878cm">
          <text:list text:style-name="L3">
            <text:list-header>
              <text:p text:style-name="P20"><text:span text:style-name="T13">理論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5" draw:style-name="gr7" draw:text-style-name="P21" draw:layer="layout" svg:width="4.191cm" svg:height="1.984cm" svg:x="15.768cm" svg:y="10.878cm">
          <text:list text:style-name="L3">
            <text:list-header>
              <text:p text:style-name="P20"><text:span text:style-name="T13">實驗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ectangle 6" draw:style-name="gr7" draw:text-style-name="P21" draw:layer="layout" svg:width="14.113cm" svg:height="2.863cm" svg:x="6.945cm" svg:y="14.855cm">
          <text:list text:style-name="L3">
            <text:list-header>
              <text:p text:style-name="P20"><text:span text:style-name="T13">產業界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7" draw:text-style-name="P21" draw:layer="layout" svg:width="14.113cm" svg:height="2.863cm" svg:x="6.945cm" svg:y="10.436cm">
          <text:list text:style-name="L3">
            <text:list-header>
              <text:p text:style-name="P20"><text:span text:style-name="T13">學術界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Oval 8" draw:style-name="gr7" draw:text-style-name="P21" draw:layer="layout" svg:width="4.192cm" svg:height="1.985cm" svg:x="8.272cm" svg:y="15.297cm">
          <text:list text:style-name="L3">
            <text:list-header>
              <text:p text:style-name="P20"><text:span text:style-name="T13">技術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9" draw:style-name="gr7" draw:text-style-name="P21" draw:layer="layout" svg:width="4.191cm" svg:height="1.985cm" svg:x="15.988cm" svg:y="15.297cm">
          <text:list text:style-name="L3">
            <text:list-header>
              <text:p text:style-name="P20"><text:span text:style-name="T13">實作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10" draw:style-name="gr8" draw:text-style-name="P24" draw:layer="layout" svg:x1="17.718cm" svg:y1="13.299cm" svg:x2="17.718cm" svg:y2="14.83cm">
          <text:p/>
        </draw:line>
        <draw:line draw:name="Line 11" draw:style-name="gr8" draw:text-style-name="P24" draw:layer="layout" svg:x1="9.813cm" svg:y1="14.853cm" svg:x2="9.843cm" svg:y2="13.298cm">
          <text:p/>
        </draw:line>
        <draw:custom-shape draw:name="Rectangle 12" draw:style-name="gr12" draw:text-style-name="P27" draw:layer="layout" svg:width="11.059cm" svg:height="1.108cm" svg:x="2.121cm" svg:y="19.379cm">
          <text:list text:style-name="L3">
            <text:list-header>
              <text:p text:style-name="P22"><text:span text:style-name="T14">來源：由金觀濤的理論延伸而來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13" draw:style-name="gr13" draw:text-style-name="P27" draw:layer="layout" svg:width="2.982cm" svg:height="1.383cm" svg:x="4.1cm" svg:y="11.331cm">
          <text:list text:style-name="L3">
            <text:list-header>
              <text:p text:style-name="P26"><text:span text:style-name="T13">科學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4" draw:style-name="gr13" draw:text-style-name="P27" draw:layer="layout" svg:width="2.982cm" svg:height="1.383cm" svg:x="4.1cm" svg:y="15.269cm">
          <text:list text:style-name="L3">
            <text:list-header>
              <text:p text:style-name="P26"><text:span text:style-name="T13">工業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7" draw:style-name="gr14" draw:text-style-name="P14" draw:layer="layout" svg:width="21.656cm" svg:height="14.22cm" svg:x="2.406cm" svg:y="4.155cm">
          <text:p/>
          <draw:enhanced-geometry svg:viewBox="0 0 21600 21600" draw:type="rectangle" draw:enhanced-path="M 0 0 L 21600 0 21600 21600 0 21600 0 0 Z N"/>
        </draw:custom-shape>
        <draw:custom-shape draw:name="Rectangle 7" draw:style-name="gr7" draw:text-style-name="P21" draw:layer="layout" svg:width="14.112cm" svg:height="2.863cm" svg:x="6.999cm" svg:y="4.812cm">
          <text:list text:style-name="L3">
            <text:list-header>
              <text:p text:style-name="P20"><text:span text:style-name="T13">國家、政治、社會、文化、教育</text:span></text:p>
              <text:p text:style-name="P20"><text:span text:style-name="T13">(</text:span><text:span text:style-name="T13">體制</text:span><text:span text:style-name="T13">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13" draw:style-name="gr15" draw:text-style-name="P30" draw:layer="layout" svg:width="9.844cm" svg:height="1.082cm" svg:x="9.406cm" svg:y="9.45cm">
          <text:list text:style-name="L3">
            <text:list-header>
              <text:p text:style-name="P26"><text:span text:style-name="T17">科技實力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0" draw:style-name="gr8" draw:text-style-name="P24" draw:layer="layout" svg:x1="17.718cm" svg:y1="7.655cm" svg:x2="17.718cm" svg:y2="9.406cm">
          <text:p/>
        </draw:line>
        <draw:line draw:name="Line 10" draw:style-name="gr8" draw:text-style-name="P24" draw:layer="layout" svg:x1="9.844cm" svg:y1="9.406cm" svg:x2="9.844cm" svg:y2="7.655cm">
          <text:p/>
        </draw:line>
        <draw:frame draw:style-name="gr16" draw:text-style-name="P31" draw:layer="layout" svg:width="0.502cm" svg:height="1.42cm" svg:x="6.903cm" svg:y="15.41cm">
          <draw:text-box>
            <text:p/>
          </draw:text-box>
        </draw:frame>
        <presentation:notes draw:style-name="dp3" presentation:use-date-time-name="dtd1">
          <draw:custom-shape draw:name="Rectangle 7" draw:style-name="gr2" draw:text-style-name="P13" draw:layer="layout" svg:width="9.1cm" svg:height="1.485cm" svg:x="11.896cm" svg:y="28.21cm">
            <text:list text:style-name="L3">
              <text:list-header>
                <text:p text:style-name="P12"><text:span text:style-name="T7"><text:page-number>&lt;編號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cm" svg:height="11.138cm" svg:x="3.5cm" svg:y="2.227cm" draw:page-number="11" presentation:class="page"/>
          <draw:frame presentation:style-name="pr8" draw:text-style-name="P14" draw:layer="layout" svg:width="16.8cm" svg:height="13.366cm" svg:x="2.1cm" svg:y="14.107cm" presentation:class="notes" presentation:user-transformed="true">
            <draw:text-box>
              <text:p/>
            </draw:text-box>
          </draw:frame>
        </presentation:notes>
      </draw:page>
      <draw:page draw:name="page12" draw:style-name="dp1" draw:master-page-name="lyt-bluelinesgrad" presentation:use-date-time-name="dtd1">
        <office:forms form:automatic-focus="false" form:apply-design-mode="false"/>
        <draw:frame presentation:style-name="pr16" draw:text-style-name="P4" draw:layer="layout" svg:width="25.2cm" svg:height="3.501cm" svg:x="1.4cm" svg:y="0.84cm" presentation:class="title" presentation:user-transformed="true">
          <draw:text-box>
            <text:list text:style-name="L1">
              <text:list-header>
                <text:p text:style-name="P1"><text:span text:style-name="T3">問題</text:span><text:span text:style-name="T3">2. </text:span><text:span text:style-name="T18">社會結構</text:span></text:p>
              </text:list-header>
            </text:list>
          </draw:text-box>
        </draw:frame>
        <draw:frame presentation:style-name="pr4" draw:text-style-name="P33" draw:layer="layout" svg:width="25.2cm" svg:height="13.86cm" svg:x="1.4cm" svg:y="4.9cm" presentation:class="outline" presentation:user-transformed="true">
          <draw:text-box>
            <text:list text:style-name="L2">
              <text:list-item>
                <text:p text:style-name="P32"><text:span text:style-name="T19">中國</text:span></text:p>
                <text:list>
                  <text:list-item>
                    <text:p text:style-name="P15"><text:span text:style-name="T20">中國以農業為主的社會形態不利於工業革命的產生</text:span></text:p>
                  </text:list-item>
                </text:list>
                <text:p text:style-name="P32"><text:span text:style-name="T19"/></text:p>
              </text:list-item>
              <text:list-item>
                <text:p text:style-name="P32"><text:span text:style-name="T19">英國</text:span></text:p>
                <text:list>
                  <text:list-item>
                    <text:p text:style-name="P15"><text:span text:style-name="T20">英國難道原來就不是農業社會嗎？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linesgrad" presentation:use-date-time-name="dtd1">
        <office:forms form:automatic-focus="false" form:apply-design-mode="false"/>
        <draw:frame presentation:style-name="pr17" draw:text-style-name="P4" draw:layer="layout" svg:width="25.2cm" svg:height="3.501cm" svg:x="1.4cm" svg:y="0.84cm" presentation:class="title" presentation:user-transformed="true">
          <draw:text-box>
            <text:list text:style-name="L1">
              <text:list-header>
                <text:p text:style-name="P1"><text:span text:style-name="T3">解答</text:span><text:span text:style-name="T3">2. </text:span><text:span text:style-name="T18">社會結構</text:span></text:p>
              </text:list-header>
            </text:list>
          </draw:text-box>
        </draw:frame>
        <draw:frame presentation:style-name="pr4" draw:text-style-name="P33" draw:layer="layout" svg:width="25.2cm" svg:height="13.86cm" svg:x="1.4cm" svg:y="4.9cm" presentation:class="outline" presentation:user-transformed="true">
          <draw:text-box>
            <text:list text:style-name="L2">
              <text:list-item>
                <text:p text:style-name="P32"><text:span text:style-name="T19">英國</text:span></text:p>
                <text:list>
                  <text:list-item>
                    <text:p text:style-name="P15"><text:span text:style-name="T20">經過清教徒革命、光榮革命、圈地運動後已經排除了原先農業社會的障礙</text:span></text:p>
                    <text:p text:style-name="P15"><text:span text:style-name="T20"/></text:p>
                  </text:list-item>
                  <text:list-item>
                    <text:p text:style-name="P15"><text:span text:style-name="T20">英國社會開始可以有效運用資本，結合科學文化，使得工業快速發展。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linesgrad" presentation:use-date-time-name="dtd1">
        <office:forms form:automatic-focus="false" form:apply-design-mode="false"/>
        <draw:frame presentation:style-name="pr18" draw:text-style-name="P4" draw:layer="layout" svg:width="25.2cm" svg:height="3.501cm" svg:x="1.4cm" svg:y="0.84cm" presentation:class="title" presentation:user-transformed="true">
          <draw:text-box>
            <text:list text:style-name="L1">
              <text:list-header>
                <text:p text:style-name="P1"><text:span text:style-name="T3">問題</text:span><text:span text:style-name="T3">3. </text:span><text:span text:style-name="T3">政治制度</text:span></text:p>
              </text:list-header>
            </text:list>
          </draw:text-box>
        </draw:frame>
        <draw:frame presentation:style-name="pr4" draw:text-style-name="P33" draw:layer="layout" svg:width="25.2cm" svg:height="13.86cm" svg:x="1.4cm" svg:y="4.9cm" presentation:class="outline" presentation:user-transformed="true">
          <draw:text-box>
            <text:list text:style-name="L2">
              <text:list-item>
                <text:p text:style-name="P32"><text:span text:style-name="T19">中國</text:span></text:p>
                <text:list>
                  <text:list-item>
                    <text:p text:style-name="P15"><text:span text:style-name="T20">壓制儒家以外思想，刻意造成小農經濟，以免政治動蕩。</text:span></text:p>
                    <text:p text:style-name="P15"><text:span text:style-name="T20"/></text:p>
                  </text:list-item>
                  <text:list-item>
                    <text:p text:style-name="P15"><text:span text:style-name="T20">同時也壓制了科學思想與科學實驗</text:span></text:p>
                    <text:p text:style-name="P15"><text:span text:style-name="T20"/></text:p>
                  </text:list-item>
                  <text:list-item>
                    <text:p text:style-name="P15"><text:span text:style-name="T20">沒有資本足以成為工業的動力。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linesgrad" presentation:use-date-time-name="dtd1">
        <office:forms form:automatic-focus="false" form:apply-design-mode="false"/>
        <draw:frame presentation:style-name="pr19" draw:text-style-name="P4" draw:layer="layout" svg:width="25.2cm" svg:height="3.501cm" svg:x="1.4cm" svg:y="0.84cm" presentation:class="title" presentation:user-transformed="true">
          <draw:text-box>
            <text:list text:style-name="L1">
              <text:list-header>
                <text:p text:style-name="P1"><text:span text:style-name="T3">解答</text:span><text:span text:style-name="T3">3. </text:span><text:span text:style-name="T3">政治制度</text:span></text:p>
              </text:list-header>
            </text:list>
          </draw:text-box>
        </draw:frame>
        <draw:frame presentation:style-name="pr4" draw:text-style-name="P33" draw:layer="layout" svg:width="25.2cm" svg:height="13.86cm" svg:x="1.4cm" svg:y="4.9cm" presentation:class="outline" presentation:user-transformed="true">
          <draw:text-box>
            <text:list text:style-name="L2">
              <text:list-item>
                <text:p text:style-name="P32"><text:span text:style-name="T19">英國</text:span></text:p>
                <text:list>
                  <text:list-item>
                    <text:p text:style-name="P15"><text:span text:style-name="T20">經過清教徒革命、光榮革命、皇室成為象徵性的虛位，權力轉由議會掌握</text:span></text:p>
                  </text:list-item>
                </text:list>
                <text:p text:style-name="P32"><text:span text:style-name="T19"/></text:p>
                <text:list>
                  <text:list-item text:start-value="1">
                    <text:p text:style-name="P15"><text:span text:style-name="T20">議會與資本社會結合，造成金錢的有效利用，使工廠興起，工業取代農業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uelinesgrad" presentation:use-date-time-name="dtd1">
        <office:forms form:automatic-focus="false" form:apply-design-mode="false"/>
        <draw:frame presentation:style-name="pr20" draw:text-style-name="P4" draw:layer="layout" svg:width="25.2cm" svg:height="3.501cm" svg:x="1.4cm" svg:y="0.84cm" presentation:class="title" presentation:user-transformed="true">
          <draw:text-box>
            <text:list text:style-name="L1">
              <text:list-header>
                <text:p text:style-name="P1"><text:span text:style-name="T3">李約瑟問題的解答 </text:span><text:span text:style-name="T3">(1)</text:span></text:p>
              </text:list-header>
            </text:list>
          </draw:text-box>
        </draw:frame>
        <draw:frame presentation:style-name="pr4" draw:text-style-name="P16" draw:layer="layout" svg:width="25.2cm" svg:height="13.86cm" svg:x="1.4cm" svg:y="4.9cm" presentation:class="outline" presentation:user-transformed="true">
          <draw:text-box>
            <text:list text:style-name="L2">
              <text:list-item>
                <text:p text:style-name="P15"><text:span text:style-name="T8">中國</text:span></text:p>
                <text:list>
                  <text:list-item>
                    <text:p text:style-name="P9"><text:span text:style-name="T8">在科學與工業、政治與社會結構上不利科學發展的條件未能排除。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uelinesgrad" presentation:use-date-time-name="dtd1">
        <office:forms form:automatic-focus="false" form:apply-design-mode="false"/>
        <draw:frame presentation:style-name="pr21" draw:text-style-name="P4" draw:layer="layout" svg:width="25.2cm" svg:height="3.501cm" svg:x="1.4cm" svg:y="0.84cm" presentation:class="title" presentation:user-transformed="true">
          <draw:text-box>
            <text:list text:style-name="L1">
              <text:list-header>
                <text:p text:style-name="P1"><text:span text:style-name="T3">李約瑟問題的解答 </text:span><text:span text:style-name="T3">(2)</text:span></text:p>
              </text:list-header>
            </text:list>
          </draw:text-box>
        </draw:frame>
        <draw:frame presentation:style-name="pr4" draw:text-style-name="P16" draw:layer="layout" svg:width="25.2cm" svg:height="13.86cm" svg:x="1.4cm" svg:y="4.9cm" presentation:class="outline" presentation:user-transformed="true">
          <draw:text-box>
            <text:list text:style-name="L2">
              <text:list-item>
                <text:p text:style-name="P15"><text:span text:style-name="T8">英國</text:span></text:p>
                <text:list>
                  <text:list-item>
                    <text:p text:style-name="P9"><text:span text:style-name="T8">牛頓等科學社群發展出科學文化</text:span></text:p>
                  </text:list-item>
                  <text:list-item>
                    <text:p text:style-name="P9"><text:span text:style-name="T8">瓦特、愛迪生等科學社群建立的科學與工業的連繫</text:span></text:p>
                  </text:list-item>
                  <text:list-item>
                    <text:p text:style-name="P9"><text:span text:style-name="T8">清教徒革命、光榮革命排除了政治上的障礙</text:span></text:p>
                  </text:list-item>
                  <text:list-item>
                    <text:p text:style-name="P9"><text:span text:style-name="T8">清教徒革命、光榮革命與圈地運動等排除了社會結構的障礙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uelinesgrad" presentation:use-date-time-name="dtd1">
        <office:forms form:automatic-focus="false" form:apply-design-mode="false"/>
        <draw:frame presentation:style-name="pr22" draw:text-style-name="P4" draw:layer="layout" svg:width="25.2cm" svg:height="3.501cm" svg:x="1.4cm" svg:y="0.84cm" presentation:class="title" presentation:user-transformed="true">
          <draw:text-box>
            <text:list text:style-name="L1">
              <text:list-header>
                <text:p text:style-name="P1"><text:span text:style-name="T3">李約瑟問題的解答 </text:span><text:span text:style-name="T3">(3)</text:span></text:p>
              </text:list-header>
            </text:list>
          </draw:text-box>
        </draw:frame>
        <draw:frame presentation:style-name="pr4" draw:text-style-name="P37" draw:layer="layout" svg:width="25.2cm" svg:height="13.86cm" svg:x="1.4cm" svg:y="4.9cm" presentation:class="outline" presentation:user-transformed="true">
          <draw:text-box>
            <text:list text:style-name="L2">
              <text:list-item>
                <text:p text:style-name="P34"><text:span text:style-name="T19">工業社會的要件</text:span></text:p>
                <text:list>
                  <text:list-item>
                    <text:p text:style-name="P35"><text:span text:style-name="T8">教育文化</text:span></text:p>
                    <text:list>
                      <text:list-item>
                        <text:p text:style-name="P36"><text:span text:style-name="T8">要建立科學的文化</text:span></text:p>
                      </text:list-item>
                      <text:list-item>
                        <text:p text:style-name="P36"><text:span text:style-name="T8">要建立科學與工業的相互促進體系</text:span></text:p>
                        <text:p text:style-name="P36"><text:span text:style-name="T8"/></text:p>
                      </text:list-item>
                    </text:list>
                  </text:list-item>
                  <text:list-item>
                    <text:p text:style-name="P35"><text:span text:style-name="T8">經濟結構</text:span></text:p>
                    <text:list>
                      <text:list-item>
                        <text:p text:style-name="P36"><text:span text:style-name="T8">資本要能有效流通，以促進工廠的建立，並使生產與行銷得以循環，工業經濟才能生生不息。</text:span></text:p>
                        <text:p text:style-name="P36"><text:span text:style-name="T8"/></text:p>
                      </text:list-item>
                    </text:list>
                  </text:list-item>
                  <text:list-item>
                    <text:p text:style-name="P35"><text:span text:style-name="T8">政治制度</text:span></text:p>
                    <text:list>
                      <text:list-item>
                        <text:p text:style-name="P36"><text:span text:style-name="T8">要促進科學的工業化，並使資本有效流通。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luelinesgrad" presentation:use-date-time-name="dtd1">
        <office:forms form:automatic-focus="false" form:apply-design-mode="false"/>
        <draw:frame presentation:style-name="pr23" draw:text-style-name="P4" draw:layer="layout" svg:width="25.2cm" svg:height="3.501cm" svg:x="1.4cm" svg:y="0.84cm" presentation:class="title" presentation:user-transformed="true">
          <draw:text-box>
            <text:list text:style-name="L1">
              <text:list-header>
                <text:p text:style-name="P1"><text:span text:style-name="T3">國家發展理論</text:span></text:p>
              </text:list-header>
            </text:list>
          </draw:text-box>
        </draw:frame>
        <draw:custom-shape draw:name="Oval 14" draw:style-name="gr17" draw:text-style-name="P21" draw:layer="layout" svg:width="4.852cm" svg:height="4.409cm" svg:x="6.061cm" svg:y="12.702cm">
          <text:list text:style-name="L3">
            <text:list-header>
              <text:p text:style-name="P38"><text:span text:style-name="T13">學術界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17" draw:text-style-name="P21" draw:layer="layout" svg:width="4.852cm" svg:height="4.41cm" svg:x="12.016cm" svg:y="5.648cm">
          <text:list text:style-name="L3">
            <text:list-header>
              <text:p text:style-name="P38"><text:span text:style-name="T13">政治界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6" draw:style-name="gr17" draw:text-style-name="P21" draw:layer="layout" svg:width="4.852cm" svg:height="4.409cm" svg:x="18.851cm" svg:y="12.702cm">
          <text:list text:style-name="L3">
            <text:list-header>
              <text:p text:style-name="P38"><text:span text:style-name="T13">產業界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17" draw:style-name="gr18" draw:text-style-name="P24" draw:layer="layout" svg:x1="18.632cm" svg:y1="16.013cm" svg:x2="10.913cm" svg:y2="16.013cm">
          <text:p/>
        </draw:line>
        <draw:line draw:name="Line 18" draw:style-name="gr18" draw:text-style-name="P24" draw:layer="layout" svg:x1="10.913cm" svg:y1="14.248cm" svg:x2="18.851cm" svg:y2="14.248cm">
          <text:p/>
        </draw:line>
        <draw:custom-shape draw:name="Freeform 21" draw:style-name="gr19" draw:text-style-name="P14" draw:layer="layout" svg:width="11.468cm" svg:height="5.732cm" svg:x="9.148cm" svg:y="6.97cm">
          <text:p/>
          <draw:enhanced-geometry svg:viewBox="0 0 2359 1179" draw:extrusion-allowed="true" draw:text-areas="0 0 2359 1179" draw:glue-points="2147483647 2147483647 2147483647 0 0 2147483647" draw:type="non-primitive" draw:enhanced-path="M 2359 1179 C 1920 589 1482 0 1089 0 696 0 348 589 0 1179 N">
            <draw:equation draw:name="f0" draw:formula=""/>
            <draw:equation draw:name="f1" draw:formula=""/>
            <draw:equation draw:name="f2" draw:formula=""/>
            <draw:equation draw:name="f3" draw:formula="1179+4-4"/>
            <draw:equation draw:name="f4" draw:formula="(16384+8193)/2"/>
            <draw:equation draw:name="f5" draw:formula="3+4-"/>
            <draw:equation draw:name="f6" draw:formula=""/>
          </draw:enhanced-geometry>
        </draw:custom-shape>
        <draw:custom-shape draw:name="Freeform 22" draw:style-name="gr20" draw:text-style-name="P14" draw:layer="layout" svg:width="9.261cm" svg:height="4.409cm" svg:x="10.252cm" svg:y="8.954cm">
          <text:p/>
          <draw:enhanced-geometry svg:viewBox="0 0 1905 907" draw:extrusion-allowed="true" draw:text-areas="0 0 1905 907" draw:glue-points="0 2147483647 2147483647 0 2147483647 2147483647" draw:type="non-primitive" draw:enhanced-path="M 0 907 C 272 453 545 0 862 0 1179 0 1542 453 1905 907 N">
            <draw:equation draw:name="f0" draw:formula="907+272-453"/>
            <draw:equation draw:name="f1" draw:formula=""/>
            <draw:equation draw:name="f2" draw:formula=""/>
            <draw:equation draw:name="f3" draw:formula=""/>
            <draw:equation draw:name="f4" draw:formula="(16384+8193)/2"/>
            <draw:equation draw:name="f5" draw:formula="3+4-"/>
            <draw:equation draw:name="f6" draw:formula="-1-32767"/>
          </draw:enhanced-geometry>
        </draw:custom-shape>
        <draw:custom-shape draw:name="Rectangle 24" draw:style-name="gr12" draw:text-style-name="P27" draw:layer="layout" svg:width="11.262cm" svg:height="1.023cm" svg:x="1.297cm" svg:y="18.88cm">
          <text:list text:style-name="L3">
            <text:list-header>
              <text:p text:style-name="P22"><text:span text:style-name="T11">來源：由金觀濤的理論二度延伸而來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26" draw:style-name="gr4" draw:text-style-name="P27" draw:layer="layout" svg:width="2.982cm" svg:height="1.383cm" svg:x="8.212cm" svg:y="8.954cm">
          <text:list text:style-name="L3">
            <text:list-header>
              <text:p text:style-name="P22"><text:span text:style-name="T13">補助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7" draw:style-name="gr4" draw:text-style-name="P27" draw:layer="layout" svg:width="2.982cm" svg:height="1.383cm" svg:x="18.357cm" svg:y="8.954cm">
          <text:list text:style-name="L3">
            <text:list-header>
              <text:p text:style-name="P22"><text:span text:style-name="T13">稅收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8" draw:style-name="gr4" draw:text-style-name="P27" draw:layer="layout" svg:width="2.982cm" svg:height="1.383cm" svg:x="10.856cm" svg:y="10.941cm">
          <text:list text:style-name="L3">
            <text:list-header>
              <text:p text:style-name="P22"><text:span text:style-name="T13">教育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9" draw:style-name="gr4" draw:text-style-name="P27" draw:layer="layout" svg:width="2.982cm" svg:height="1.383cm" svg:x="15.271cm" svg:y="10.942cm">
          <text:list text:style-name="L3">
            <text:list-header>
              <text:p text:style-name="P22"><text:span text:style-name="T13">人才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0" draw:style-name="gr4" draw:text-style-name="P27" draw:layer="layout" svg:width="5.801cm" svg:height="1.383cm" svg:x="11.95cm" svg:y="14.028cm">
          <text:list text:style-name="L3">
            <text:list-header>
              <text:p text:style-name="P22"><text:span text:style-name="T13">理論、實驗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1" draw:style-name="gr4" draw:text-style-name="P27" draw:layer="layout" svg:width="5.801cm" svg:height="1.383cm" svg:x="11.95cm" svg:y="16.012cm">
          <text:list text:style-name="L3">
            <text:list-header>
              <text:p text:style-name="P22"><text:span text:style-name="T13">技術、產品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32" draw:style-name="gr18" draw:text-style-name="P24" draw:layer="layout" svg:x1="4.296cm" svg:y1="8.075cm" svg:x2="8.486cm" svg:y2="8.075cm">
          <text:p/>
        </draw:line>
        <draw:custom-shape draw:name="Text Box 33" draw:style-name="gr21" draw:text-style-name="P39" draw:layer="layout" svg:width="2.382cm" svg:height="1.383cm" svg:x="1.672cm" svg:y="4.613cm">
          <text:list text:style-name="L4">
            <text:list-header>
              <text:p text:style-name="P22"><text:span text:style-name="T21">金錢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34" draw:style-name="gr22" draw:text-style-name="P24" draw:layer="layout" svg:x1="4.296cm" svg:y1="6.752cm" svg:x2="8.486cm" svg:y2="6.752cm">
          <text:p/>
        </draw:line>
        <draw:line draw:name="Line 35" draw:style-name="gr23" draw:text-style-name="P24" draw:layer="layout" svg:x1="4.296cm" svg:y1="5.43cm" svg:x2="8.486cm" svg:y2="5.43cm">
          <text:p/>
        </draw:line>
        <draw:custom-shape draw:name="Text Box 36" draw:style-name="gr24" draw:text-style-name="P40" draw:layer="layout" svg:width="2.382cm" svg:height="1.383cm" svg:x="1.789cm" svg:y="6.09cm">
          <text:list text:style-name="L5">
            <text:list-header>
              <text:p text:style-name="P22"><text:span text:style-name="T22">人才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7" draw:style-name="gr12" draw:text-style-name="P27" draw:layer="layout" svg:width="2.982cm" svg:height="1.383cm" svg:x="1.489cm" svg:y="7.413cm">
          <text:list text:style-name="L3">
            <text:list-header>
              <text:p text:style-name="P22"><text:span text:style-name="T13">知識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custom-shape draw:name="Rectangle 7" draw:style-name="gr2" draw:text-style-name="P13" draw:layer="layout" svg:width="9.1cm" svg:height="1.485cm" svg:x="11.895cm" svg:y="28.21cm">
            <text:list text:style-name="L3">
              <text:list-header>
                <text:p text:style-name="P12"><text:span text:style-name="T7"><text:page-number>&lt;編號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cm" svg:height="11.138cm" svg:x="3.5cm" svg:y="2.227cm" draw:page-number="19" presentation:class="page"/>
          <draw:frame presentation:style-name="pr8" draw:text-style-name="P14" draw:layer="layout" svg:width="16.8cm" svg:height="13.366cm" svg:x="2.1cm" svg:y="14.107cm" presentation:class="notes" presentation:user-transformed="true">
            <draw:text-box>
              <text:p/>
            </draw:text-box>
          </draw:frame>
        </presentation:notes>
      </draw:page>
      <draw:page draw:name="page20" draw:style-name="dp1" draw:master-page-name="lyt-bluelinesgrad" presentation:use-date-time-name="dtd1">
        <office:forms form:automatic-focus="false" form:apply-design-mode="false"/>
        <draw:frame presentation:style-name="pr24" draw:text-style-name="P4" draw:layer="layout" svg:width="25.2cm" svg:height="3.501cm" svg:x="1.4cm" svg:y="0.84cm" presentation:class="title" presentation:user-transformed="true">
          <draw:text-box>
            <text:list text:style-name="L1">
              <text:list-header>
                <text:p text:style-name="P1"><text:span text:style-name="T23">台灣目前科技發展的問題</text:span></text:p>
              </text:list-header>
            </text:list>
          </draw:text-box>
        </draw:frame>
        <draw:custom-shape draw:name="Oval 4" draw:style-name="gr17" draw:text-style-name="P21" draw:layer="layout" svg:width="4.852cm" svg:height="4.41cm" svg:x="5.045cm" svg:y="13.051cm">
          <text:list text:style-name="L3">
            <text:list-header>
              <text:p text:style-name="P38"><text:span text:style-name="T24">學術界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5" draw:style-name="gr17" draw:text-style-name="P21" draw:layer="layout" svg:width="4.852cm" svg:height="4.409cm" svg:x="11cm" svg:y="5.998cm">
          <text:list text:style-name="L3">
            <text:list-header>
              <text:p text:style-name="P38"><text:span text:style-name="T24">政治界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" draw:style-name="gr17" draw:text-style-name="P21" draw:layer="layout" svg:width="4.852cm" svg:height="4.41cm" svg:x="17.834cm" svg:y="13.051cm">
          <text:list text:style-name="L3">
            <text:list-header>
              <text:p text:style-name="P38"><text:span text:style-name="T24">產業界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7" draw:style-name="gr18" draw:text-style-name="P24" draw:layer="layout" svg:x1="17.615cm" svg:y1="14.379cm" svg:x2="9.895cm" svg:y2="14.379cm">
          <text:p/>
        </draw:line>
        <draw:line draw:name="Line 8" draw:style-name="gr18" draw:text-style-name="P24" draw:layer="layout" svg:x1="9.896cm" svg:y1="16.138cm" svg:x2="17.834cm" svg:y2="16.138cm">
          <text:p/>
        </draw:line>
        <draw:custom-shape draw:name="Freeform 9" draw:style-name="gr25" draw:text-style-name="P14" draw:layer="layout" svg:width="11.468cm" svg:height="5.732cm" svg:x="8.132cm" svg:y="7.32cm">
          <text:p/>
          <draw:enhanced-geometry svg:viewBox="0 0 2359 1179" draw:extrusion-allowed="true" draw:text-areas="0 0 2359 1179" draw:glue-points="3744912 1871663 1728787 0 0 1871663" draw:type="non-primitive" draw:enhanced-path="M 2359 1179 C 1920 589 1482 0 1089 0 696 0 348 589 0 1179 N">
            <draw:equation draw:name="f0" draw:formula=""/>
            <draw:equation draw:name="f1" draw:formula=""/>
            <draw:equation draw:name="f2" draw:formula=""/>
            <draw:equation draw:name="f3" draw:formula="1179+4-4"/>
            <draw:equation draw:name="f4" draw:formula="(16384+8193)/2"/>
            <draw:equation draw:name="f5" draw:formula="3+4-"/>
            <draw:equation draw:name="f6" draw:formula=""/>
          </draw:enhanced-geometry>
        </draw:custom-shape>
        <draw:custom-shape draw:name="Freeform 10" draw:style-name="gr25" draw:text-style-name="P14" draw:layer="layout" svg:width="9.261cm" svg:height="4.41cm" svg:x="9.235cm" svg:y="9.303cm">
          <text:p/>
          <draw:enhanced-geometry svg:viewBox="0 0 1905 907" draw:extrusion-allowed="true" draw:text-areas="0 0 1905 907" draw:glue-points="0 1439863 1368425 0 3024188 1439863" draw:type="non-primitive" draw:enhanced-path="M 0 907 C 272 453 545 0 862 0 1179 0 1542 453 1905 907 N">
            <draw:equation draw:name="f0" draw:formula="907+272-453"/>
            <draw:equation draw:name="f1" draw:formula=""/>
            <draw:equation draw:name="f2" draw:formula=""/>
            <draw:equation draw:name="f3" draw:formula=""/>
            <draw:equation draw:name="f4" draw:formula="(16384+8193)/2"/>
            <draw:equation draw:name="f5" draw:formula="3+4-"/>
            <draw:equation draw:name="f6" draw:formula="-1929-21"/>
          </draw:enhanced-geometry>
        </draw:custom-shape>
        <draw:custom-shape draw:name="Text Box 11" draw:style-name="gr26" draw:text-style-name="P41" draw:layer="layout" svg:width="2.373cm" svg:height="1.383cm" svg:x="4.621cm" svg:y="9.406cm">
          <text:list text:style-name="L5">
            <text:list-header>
              <text:p text:style-name="P22"><text:span text:style-name="T25">補助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2" draw:style-name="gr27" draw:text-style-name="P41" draw:layer="layout" svg:width="2.373cm" svg:height="1.383cm" svg:x="17.747cm" svg:y="9.406cm">
          <text:list text:style-name="L5">
            <text:list-header>
              <text:p text:style-name="P22"><text:span text:style-name="T25">稅收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3" draw:style-name="gr28" draw:text-style-name="P41" draw:layer="layout" svg:width="2.373cm" svg:height="1.383cm" svg:x="10.309cm" svg:y="11.155cm">
          <text:list text:style-name="L5">
            <text:list-header>
              <text:p text:style-name="P22"><text:span text:style-name="T25">教育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4" draw:style-name="gr29" draw:text-style-name="P41" draw:layer="layout" svg:width="2.373cm" svg:height="1.383cm" svg:x="14.559cm" svg:y="11.292cm">
          <text:list text:style-name="L5">
            <text:list-header>
              <text:p text:style-name="P22"><text:span text:style-name="T25">人才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5" draw:style-name="gr30" draw:text-style-name="P41" draw:layer="layout" svg:width="2.373cm" svg:height="1.383cm" svg:x="12.569cm" svg:y="16.581cm">
          <text:list text:style-name="L5">
            <text:list-header>
              <text:p text:style-name="P22"><text:span text:style-name="T25">理論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6" draw:style-name="gr31" draw:text-style-name="P41" draw:layer="layout" svg:width="2.373cm" svg:height="1.383cm" svg:x="12.57cm" svg:y="14.378cm">
          <text:list text:style-name="L5">
            <text:list-header>
              <text:p text:style-name="P22"><text:span text:style-name="T25">技術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7" draw:style-name="gr32" draw:text-style-name="P42" draw:layer="layout" svg:width="3.88cm" svg:height="1.613cm" svg:x="11.442cm" svg:y="3.937cm">
          <text:list text:style-name="L6">
            <text:list-header>
              <text:p text:style-name="P1"><text:span text:style-name="T26">法律觀點</text:span></text:p>
              <text:p text:style-name="P1"><text:span text:style-name="T26">防</text:span><text:span text:style-name="T27">敝重於興利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8" draw:style-name="gr33" draw:text-style-name="P43" draw:layer="layout" svg:width="4.443cm" svg:height="2.289cm" svg:x="17.428cm" svg:y="17.393cm">
          <text:list text:style-name="L6">
            <text:list-header>
              <text:p text:style-name="P1"><text:span text:style-name="T27">理工觀點</text:span><text:span text:style-name="T27"><text:line-break/></text:span><text:span text:style-name="T27">重視利潤</text:span></text:p>
              <text:p text:style-name="P1"><text:span text:style-name="T27">創業風氣衰退中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4" draw:text-style-name="P44" draw:layer="layout" svg:width="5.043cm" svg:height="2.289cm" svg:x="3.219cm" svg:y="17.393cm">
          <text:list text:style-name="L3">
            <text:list-header>
              <text:p text:style-name="P22"><text:span text:style-name="T28">重研究輕教學</text:span></text:p>
              <text:p text:style-name="P22"><text:span text:style-name="T28">偏重智育與記憶</text:span></text:p>
              <text:p text:style-name="P22"><text:span text:style-name="T29">技職體系高教化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20" draw:style-name="gr34" draw:text-style-name="P14" draw:layer="layout" svg:width="4.934cm" svg:height="5.688cm" svg:x="15.847cm" svg:y="7.218cm">
          <text:p/>
          <draw:enhanced-geometry svg:viewBox="0 0 1777 2540" draw:extrusion-allowed="true" draw:text-areas="0 0 1777 2540" draw:glue-points="0 0 1357420 464344 1521544 1857375" draw:type="non-primitive" draw:enhanced-path="M 0 0 C 608 106 1217 212 1497 635 1777 1058 1727 1799 1678 2540 N">
            <draw:equation draw:name="f0" draw:formula="608-106"/>
            <draw:equation draw:name="f1" draw:formula=""/>
            <draw:equation draw:name="f2" draw:formula=""/>
            <draw:equation draw:name="f3" draw:formula=""/>
            <draw:equation draw:name="f4" draw:formula="(16384+8193)/2"/>
            <draw:equation draw:name="f5" draw:formula="3+4-"/>
            <draw:equation draw:name="f6" draw:formula=""/>
          </draw:enhanced-geometry>
        </draw:custom-shape>
        <draw:line draw:name="Line 21" draw:style-name="gr35" draw:text-style-name="P24" draw:layer="layout" svg:x1="22.32cm" svg:y1="10.285cm" svg:x2="20.994cm" svg:y2="9.843cm">
          <text:p/>
        </draw:line>
        <draw:line draw:name="Line 22" draw:style-name="gr35" draw:text-style-name="P24" draw:layer="layout" svg:x1="22.098cm" svg:y1="9.624cm" svg:x2="21.437cm" svg:y2="10.504cm">
          <text:p/>
        </draw:line>
        <draw:custom-shape draw:name="Freeform 23" draw:style-name="gr34" draw:text-style-name="P14" draw:layer="layout" svg:width="8.157cm" svg:height="1.322cm" svg:x="9.235cm" svg:y="17.685cm">
          <text:p/>
          <draw:enhanced-geometry svg:viewBox="0 0 1678 272" draw:extrusion-allowed="true" draw:text-areas="0 0 1678 272" draw:glue-points="0 0 1512887 431800 2663825 0" draw:type="non-primitive" draw:enhanced-path="M 0 0 C 336 136 673 272 953 272 1233 272 1455 136 1678 0 N">
            <draw:equation draw:name="f0" draw:formula="336-136"/>
            <draw:equation draw:name="f1" draw:formula=""/>
            <draw:equation draw:name="f2" draw:formula=""/>
            <draw:equation draw:name="f3" draw:formula=""/>
            <draw:equation draw:name="f4" draw:formula="(16384+8193)/2"/>
            <draw:equation draw:name="f5" draw:formula="3+4-"/>
            <draw:equation draw:name="f6" draw:formula=""/>
          </draw:enhanced-geometry>
        </draw:custom-shape>
        <draw:custom-shape draw:name="Rectangle 28" draw:style-name="gr36" draw:text-style-name="P43" draw:layer="layout" svg:width="6.132cm" svg:height="0.937cm" svg:x="10.389cm" svg:y="12.686cm">
          <text:list text:style-name="L6">
            <text:list-header>
              <text:p text:style-name="P1"><text:span text:style-name="T27">學生無法為產業界所用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9" draw:style-name="gr37" draw:text-style-name="P42" draw:layer="layout" svg:width="6.132cm" svg:height="2.289cm" svg:x="2.108cm" svg:y="5.906cm">
          <text:list text:style-name="L6">
            <text:list-header>
              <text:p text:style-name="P1"><text:span text:style-name="T27">補助金額縮減當中</text:span></text:p>
              <text:p text:style-name="P1"><text:span text:style-name="T27">補助給假性論文型學者</text:span></text:p>
              <text:p text:style-name="P1"><text:span text:style-name="T27">沒補助給真正能力強者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0" draw:style-name="gr38" draw:text-style-name="P43" draw:layer="layout" svg:width="3.88cm" svg:height="1.613cm" svg:x="20.133cm" svg:y="6.781cm">
          <text:list text:style-name="L6">
            <text:list-header>
              <text:p text:style-name="P1"><text:span text:style-name="T27">跨國企業抬頭</text:span></text:p>
              <text:p text:style-name="P1"><text:span text:style-name="T27">稅收不足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31" draw:style-name="gr35" draw:text-style-name="P24" draw:layer="layout" svg:x1="14.53cm" svg:y1="18.885cm" svg:x2="13.203cm" svg:y2="18.442cm">
          <text:p/>
        </draw:line>
        <draw:line draw:name="Line 32" draw:style-name="gr35" draw:text-style-name="P24" draw:layer="layout" svg:x1="14.305cm" svg:y1="18.224cm" svg:x2="13.644cm" svg:y2="19.104cm">
          <text:p/>
        </draw:line>
        <draw:line draw:name="Line 33" draw:style-name="gr35" draw:text-style-name="P24" draw:layer="layout" svg:x1="14.311cm" svg:y1="14.251cm" svg:x2="12.984cm" svg:y2="13.809cm">
          <text:p/>
        </draw:line>
        <draw:line draw:name="Line 34" draw:style-name="gr35" draw:text-style-name="P24" draw:layer="layout" svg:x1="14.085cm" svg:y1="13.592cm" svg:x2="13.425cm" svg:y2="14.472cm">
          <text:p/>
        </draw:line>
        <draw:line draw:name="Line 35" draw:style-name="gr35" draw:text-style-name="P24" draw:layer="layout" svg:x1="8.103cm" svg:y1="9.41cm" svg:x2="6.776cm" svg:y2="8.968cm">
          <text:p/>
        </draw:line>
        <draw:line draw:name="Line 36" draw:style-name="gr35" draw:text-style-name="P24" draw:layer="layout" svg:x1="7.879cm" svg:y1="8.75cm" svg:x2="7.218cm" svg:y2="9.63cm">
          <text:p/>
        </draw:line>
        <draw:custom-shape draw:name="Rectangle 38" draw:style-name="gr39" draw:text-style-name="P43" draw:layer="layout" svg:width="6.132cm" svg:height="0.937cm" svg:x="10.661cm" svg:y="19.313cm">
          <text:list text:style-name="L6">
            <text:list-header>
              <text:p text:style-name="P1"><text:span text:style-name="T27">理論與技術間不易交流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Freeform 23" draw:style-name="gr34" draw:text-style-name="P14" draw:layer="layout" svg:width="7.262cm" svg:height="0.704cm" draw:transform="rotate (0.903556953757465) translate (5.904cm 12.485cm)">
          <text:p/>
          <draw:enhanced-geometry svg:viewBox="0 0 1678 272" draw:mirror-horizontal="true" draw:mirror-vertical="true" draw:extrusion-allowed="true" draw:text-areas="0 0 1678 272" draw:glue-points="0 0 1346993 230188 2371725 0" draw:type="non-primitive" draw:enhanced-path="M 0 0 C 336 136 673 272 953 272 1233 272 1455 136 1678 0 N">
            <draw:equation draw:name="f0" draw:formula="336-136"/>
            <draw:equation draw:name="f1" draw:formula=""/>
            <draw:equation draw:name="f2" draw:formula=""/>
            <draw:equation draw:name="f3" draw:formula=""/>
            <draw:equation draw:name="f4" draw:formula="(16384+8193)/2"/>
            <draw:equation draw:name="f5" draw:formula="3+4-"/>
            <draw:equation draw:name="f6" draw:formula=""/>
          </draw:enhanced-geometry>
        </draw:custom-shape>
        <presentation:notes draw:style-name="dp3" presentation:use-date-time-name="dtd1">
          <draw:custom-shape draw:name="Rectangle 7" draw:style-name="gr2" draw:text-style-name="P13" draw:layer="layout" svg:width="9.1cm" svg:height="1.485cm" svg:x="11.895cm" svg:y="28.21cm">
            <text:list text:style-name="L3">
              <text:list-header>
                <text:p text:style-name="P12"><text:span text:style-name="T7"><text:page-number>&lt;編號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cm" svg:height="11.138cm" svg:x="3.5cm" svg:y="2.227cm" draw:page-number="20" presentation:class="page"/>
          <draw:frame presentation:style-name="pr25" draw:text-style-name="P4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luelinesgrad" presentation:use-date-time-name="dtd1">
        <office:forms form:automatic-focus="false" form:apply-design-mode="false"/>
        <draw:frame presentation:style-name="pr26" draw:text-style-name="P4" draw:layer="layout" svg:width="25.2cm" svg:height="3.501cm" svg:x="1.4cm" svg:y="0.84cm" presentation:class="title" presentation:user-transformed="true">
          <draw:text-box>
            <text:list text:style-name="L1">
              <text:list-header>
                <text:p text:style-name="P1"><text:span text:style-name="T18">參考文獻</text:span></text:p>
              </text:list-header>
            </text:list>
          </draw:text-box>
        </draw:frame>
        <draw:frame presentation:style-name="pr27" draw:text-style-name="P46" draw:layer="layout" svg:width="23.586cm" svg:height="14.399cm" svg:x="2.1cm" svg:y="6.066cm" presentation:class="outline" presentation:user-transformed="true">
          <draw:text-box>
            <text:list text:style-name="L2">
              <text:list-item>
                <text:p text:style-name="P35"><text:span text:style-name="T4">Alvin Toffler (</text:span><text:span text:style-name="T4">艾文、托佛勒</text:span><text:span text:style-name="T4">)</text:span></text:p>
                <text:list>
                  <text:list-item>
                    <text:p text:style-name="P36"><text:span text:style-name="T5">第三波</text:span></text:p>
                  </text:list-item>
                  <text:list-item>
                    <text:p text:style-name="P36"><text:span text:style-name="T5">再造新文明</text:span></text:p>
                    <text:p text:style-name="P36"><text:span text:style-name="T5"/></text:p>
                  </text:list-item>
                </text:list>
              </text:list-item>
              <text:list-item>
                <text:p text:style-name="P35"><text:span text:style-name="T4">金觀濤</text:span></text:p>
                <text:list>
                  <text:list-item>
                    <text:p text:style-name="P36"><text:span text:style-name="T5">西方社會結構的演變</text:span></text:p>
                  </text:list-item>
                  <text:list-item>
                    <text:p text:style-name="P36"><text:span text:style-name="T5">興盛與危機</text:span></text:p>
                  </text:list-item>
                  <text:list-item>
                    <text:p text:style-name="P36"><text:span text:style-name="T5">開放中的變遷</text:span></text:p>
                    <text:p text:style-name="P36"><text:span text:style-name="T5"/></text:p>
                  </text:list-item>
                </text:list>
              </text:list-item>
              <text:list-item>
                <text:p text:style-name="P35"><text:span text:style-name="T4">黃仁宇</text:span></text:p>
                <text:list>
                  <text:list-item>
                    <text:p text:style-name="P36"><text:span text:style-name="T5">赫遜河畔談中國歷史</text:span></text:p>
                  </text:list-item>
                  <text:list-item>
                    <text:p text:style-name="P36"><text:span text:style-name="T5">資本主義與二十一世紀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lbany3" svg:font-family="Albany" style:font-pitch="variable" style:font-charset="x-symbol"/>
    <style:font-face style:name="Wingdings" svg:font-family="Wingdings" style:font-pitch="variable" style:font-charset="x-symbol"/>
    <style:font-face style:name="Albany2" svg:font-family="Albany" style:font-family-generic="roman" style:font-pitch="variable" style:font-charset="x-symbol"/>
    <style:font-face style:name="標楷體1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Mangal1" svg:font-family="Mangal" style:font-family-generic="script" style:font-pitch="variable"/>
    <style:font-face style:name="Tahoma1" svg:font-family="Tahoma" style:font-family-generic="script" style:font-pitch="variable"/>
    <style:font-face style:name="微軟正黑體1" svg:font-family="微軟正黑體" style:font-family-generic="script" style:font-pitch="variable"/>
    <style:font-face style:name="標楷體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draw:fill-image draw:name="bluelinesdark" xlink:href="Pictures/10000000000003200000025819812F21.png" xlink:type="simple" xlink:show="embed" xlink:actuate="onLoad"/>
    <draw:fill-image draw:name="bluetitledown" xlink:href="Pictures/100000000000032000000258217E47D0.png" xlink:type="simple" xlink:show="embed" xlink:actuate="onLoad"/>
    <draw:marker draw:name="Arrow" svg:viewBox="0 0 20 30" svg:d="M10 0l-10 30h20z"/>
    <draw:marker draw:name="msArrowEnd_20_5" draw:display-name="msArrowEnd 5" svg:viewBox="0 0 210 210" svg:d="M105 0l105 210h-21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微軟正黑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.3cm" svg:stroke-color="#ffff00" draw:marker-start-width="0.65cm" draw:marker-start-center="false" draw:marker-end-width="0.65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cm" svg:stroke-color="#ffff00" draw:marker-start-width="0.35cm" draw:marker-end-width="0.35cm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titledown-background" style:family="presentation">
      <style:graphic-properties draw:stroke="none" draw:fill="bitmap" draw:fill-image-name="bluetitledown" style:repeat="stretch"/>
    </style:style>
    <style:style style:name="lyt-bluetitledown-backgroundobjects" style:family="presentation">
      <style:graphic-properties draw:shadow="hidden" draw:shadow-offset-x="0.3cm" draw:shadow-offset-y="0.3cm" draw:shadow-color="#808080"/>
    </style:style>
    <style:style style:name="lyt-bluetitledown-notes" style:family="presentation">
      <style:graphic-properties draw:stroke="none" draw:fill="none">
        <text:list-style style:name="lyt-bluetitle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lyt-bluetitledown-outline3" style:family="presentation" style:parent-style-name="lyt-bluetitledow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lyt-bluetitledown-outline4" style:family="presentation" style:parent-style-name="lyt-bluetitledow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bluetitledown-outline5" style:family="presentation" style:parent-style-name="lyt-bluetitledow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lyt-bluetitledown-outline6" style:family="presentation" style:parent-style-name="lyt-bluetitledow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bluetitledown-outline7" style:family="presentation" style:parent-style-name="lyt-bluetitledow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lyt-bluetitledown-outline8" style:family="presentation" style:parent-style-name="lyt-bluetitledow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bluetitledown-outline9" style:family="presentation" style:parent-style-name="lyt-bluetitledow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draw:background-size="border" draw:fill="bitmap" draw:fill-image-name="bluetitledown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luetitledown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luetitledown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luetitledow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2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2.18cm" svg:x="1.4cm" svg:y="6.014cm" presentation:class="outline" presentation:placeholder="true">
        <draw:text-box/>
      </draw:frame>
      <draw:frame presentation:style-name="Mpr4" draw:text-style-name="MP8" draw:layer="backgroundobjects" svg:width="6.523cm" svg:height="1.448cm" svg:x="1.4cm" svg:y="19.431cm" presentation:class="date-time">
        <draw:text-box>
          <text:p text:style-name="MP7"><text:span text:style-name="MT1"><presentation:date-time/></text:span></text:p>
        </draw:text-box>
      </draw:frame>
      <draw:frame presentation:style-name="Mpr4" draw:text-style-name="MP10" draw:layer="backgroundobjects" svg:width="8.875cm" svg:height="1.448cm" svg:x="9.576cm" svg:y="19.431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12" draw:layer="backgroundobjects" svg:width="6.523cm" svg:height="1.448cm" svg:x="20.076cm" svg:y="19.431cm" presentation:class="page-number">
        <draw:text-box>
          <text:p text:style-name="MP11"><text:span text:style-name="MT1"><text:page-number>&lt;編號&gt;</text:page-number></text:span></text:p>
        </draw:text-box>
      </draw:frame>
      <presentation:notes style:page-layout-name="PM2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6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編號&gt;</text:page-number></text:span></text:p>
          </draw:text-box>
        </draw:frame>
      </presentation:notes>
    </style:master-page>
    <style:master-page style:name="lyt-bluetitledown" style:page-layout-name="PM1" draw:style-name="Mdp3">
      <draw:frame presentation:style-name="lyt-bluetitledown-title" draw:layer="backgroundobjects" svg:width="25.199cm" svg:height="3.506cm" svg:x="1.4cm" svg:y="17.294cm" presentation:class="title" presentation:placeholder="true">
        <draw:text-box/>
      </draw:frame>
      <draw:frame presentation:style-name="lyt-bluetitledown-outline1" draw:layer="backgroundobjects" svg:width="25.199cm" svg:height="12.18cm" svg:x="1.4cm" svg:y="2.2cm" presentation:class="outline" presentation:placeholder="true">
        <draw:text-box/>
      </draw:frame>
      <draw:frame presentation:style-name="Mpr7" draw:text-style-name="MP8" draw:layer="backgroundobjects" svg:width="6.523cm" svg:height="1.448cm" svg:x="1.4cm" svg:y="14.931cm" presentation:class="date-time">
        <draw:text-box>
          <text:p text:style-name="MP7"><text:span text:style-name="MT1"><presentation:date-time/></text:span></text:p>
        </draw:text-box>
      </draw:frame>
      <draw:frame presentation:style-name="Mpr7" draw:text-style-name="MP10" draw:layer="backgroundobjects" svg:width="8.875cm" svg:height="1.448cm" svg:x="9.576cm" svg:y="14.931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12" draw:layer="backgroundobjects" svg:width="6.523cm" svg:height="1.448cm" svg:x="20.076cm" svg:y="14.931cm" presentation:class="page-number">
        <draw:text-box>
          <text:p text:style-name="MP11"><text:span text:style-name="MT1"><text:page-number>&lt;編號&gt;</text:page-number></text:span></text:p>
        </draw:text-box>
      </draw:frame>
      <presentation:notes style:page-layout-name="PM2">
        <draw:page-thumbnail presentation:style-name="lyt-bluetitledown-title" draw:layer="backgroundobjects" svg:width="14.848cm" svg:height="11.136cm" svg:x="3.075cm" svg:y="2.257cm" presentation:class="page"/>
        <draw:frame presentation:style-name="lyt-bluetitledow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8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9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9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29T14:19:12.91</meta:creation-date>
    <dc:date>2015-10-18T09:15:47.115000000</dc:date>
    <meta:editing-duration>PT13H2M14S</meta:editing-duration>
    <meta:editing-cycles>124</meta:editing-cycles>
    <meta:generator>LibreOffice/4.4.1.2$Windows_x86 LibreOffice_project/45e2de17089c24a1fa810c8f975a7171ba4cd432</meta:generator>
    <meta:document-statistic meta:object-count="216"/>
  </office:meta>
</office:document-meta>
</file>